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3.263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14cm"/>
    </style:style>
    <style:style style:name="co7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1.857cm"/>
    </style:style>
    <style:style style:name="co9" style:family="table-column">
      <style:table-column-properties fo:break-before="auto" style:column-width="3.18cm"/>
    </style:style>
    <style:style style:name="co10" style:family="table-column">
      <style:table-column-properties fo:break-before="auto" style:column-width="4.614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4.688cm"/>
    </style:style>
    <style:style style:name="co21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201cm"/>
    </style:style>
    <style:style style:name="co16" style:family="table-column">
      <style:table-column-properties fo:break-before="auto" style:column-width="3.36cm"/>
    </style:style>
    <style:style style:name="co17" style:family="table-column">
      <style:table-column-properties fo:break-before="auto" style:column-width="2.581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4.925cm"/>
    </style:style>
    <style:style style:name="co20" style:family="table-column">
      <style:table-column-properties fo:break-before="auto" style:column-width="2.302cm"/>
    </style:style>
    <style:style style:name="co22" style:family="table-column">
      <style:table-column-properties fo:break-before="auto" style:column-width="2.7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2" style:family="table" style:master-page-name="PageStyle_5f_LOD1_20_only">
      <style:table-properties table:display="true" style:writing-mode="lr-tb"/>
    </style:style>
    <style:style style:name="ta3" style:family="table" style:master-page-name="PageStyle_5f_LOD0_20_only">
      <style:table-properties table:display="true" style:writing-mode="lr-tb"/>
    </style:style>
    <style:style style:name="ta4" style:family="table" style:master-page-name="PageStyle_5f_Tresholds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6" style:family="table" style:master-page-name="PageStyle_5f_LOD2_20_only">
      <style:table-properties table:display="true" style:writing-mode="lr-tb"/>
    </style:style>
    <style:style style:name="ta7" style:family="table" style:master-page-name="PageStyle_5f_ShadowMapping">
      <style:table-properties table:display="true" style:writing-mode="lr-tb"/>
    </style:style>
    <style:style style:name="ta8" style:family="table" style:master-page-name="PageStyle_5f_deform">
      <style:table-properties table:display="true" style:writing-mode="lr-tb"/>
    </style:style>
    <style:style style:name="ta10" style:family="table" style:master-page-name="PageStyle_5f_List2">
      <style:table-properties table:display="true" style:writing-mode="lr-tb"/>
    </style:style>
    <style:style style:name="ta11" style:family="table" style:master-page-name="PageStyle_5f_List3">
      <style:table-properties table:display="true" style:writing-mode="lr-tb"/>
    </style:style>
    <number:number-style style:name="N5002" number:language="cs" number:country="CZ">
      <number:number number:decimal-places="2" number:min-integer-digits="1"/>
    </number:number-style>
    <number:percentage-style style:name="N5011" number:language="cs" number:country="CZ">
      <number:number number:decimal-places="2" number:min-integer-digits="1"/>
      <number:text>%</number:text>
    </number:percentage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1f497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1f497d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1f497d"/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fo:border-left="none" fo:border-right="none" fo:border-top="0.035cm solid #000000"/>
    </style:style>
    <style:style style:name="ce10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1f497d"/>
    </style:style>
    <style:style style:name="ce13" style:family="table-cell" style:parent-style-name="Excel_20_Built-in_20_Normal" style:data-style-name="N5002"/>
    <style:style style:name="ce14" style:family="table-cell" style:parent-style-name="Excel_20_Built-in_20_Normal" style:data-style-name="N5149"/>
    <style:style style:name="ce15" style:family="table-cell" style:parent-style-name="Excel_20_Built-in_20_Normal" style:data-style-name="N5011"/>
    <style:style style:name="ce16" style:family="table-cell" style:parent-style-name="Excel_20_Built-in_20_Normal" style:data-style-name="N5146"/>
    <style:style style:name="ce17" style:family="table-cell" style:parent-style-name="Excel_20_Built-in_20_Normal" style:data-style-name="N5148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D2 only" table:style-name="ta6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2"/>
          <table:table-cell office:value-type="string">
            <text:p>other veg = 0</text:p>
          </table:table-cell>
          <table:table-cell office:value-type="string">
            <text:p>no shadow mapping</text:p>
          </table:table-cell>
          <table:table-cell table:number-columns-repeated="4"/>
          <table:table-cell office:value-type="string">
            <text:p>obrázek ke každému testu - aby bylo vidět nastavení kamery… 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 post-processing</text:p>
          </table:table-cell>
          <table:table-cell table:number-columns-repeated="4"/>
          <table:table-cell office:value-type="string">
            <text:p>tree distance 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S 1</text:p>
          </table:table-cell>
          <table:table-cell office:value-type="string">
            <text:p>LOD2 only</text:p>
          </table:table-cell>
          <table:table-cell table:number-columns-repeated="4"/>
          <table:table-cell office:value-type="string">
            <text:p>camera</text:p>
          </table:table-cell>
          <table:table-cell table:number-columns-repeated="2"/>
          <table:table-cell office:value-type="string">
            <text:p>dir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>
            <text:p>počet instancí</text:p>
          </table:table-cell>
          <table:table-cell table:style-name="ce1" office:value-type="string">
            <text:p>zobrazeno instanci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/>
          <table:table-cell table:formula="of:=IF([.D5]&gt;0;1/[.D5];0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269.64">
            <text:p>269,64</text:p>
          </table:table-cell>
          <table:table-cell table:formula="of:=IF([.D6]&gt;0;1/[.D6];0)" office:value-type="float" office:value="0.00370864856846165">
            <text:p>0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  <table:table-cell office:value-type="float" office:value="111.6512">
            <text:p>111,65</text:p>
          </table:table-cell>
          <table:table-cell table:formula="of:=IF([.D7]&gt;0;1/[.D7];0)" office:value-type="float" office:value="0.00895646441775816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  <table:table-cell office:value-type="float" office:value="59.2168">
            <text:p>59,22</text:p>
          </table:table-cell>
          <table:table-cell table:formula="of:=IF([.D8]&gt;0;1/[.D8];0)" office:value-type="float" office:value="0.0168870996068683">
            <text:p>0,02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float" office:value="100">
            <text:p>10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22.505">
            <text:p>522,51</text:p>
          </table:table-cell>
          <table:table-cell table:style-name="ce9" table:formula="of:=IF([.D9]&gt;0;1/[.D9];0)" office:value-type="float" office:value="0.00191385728366236">
            <text:p>0</text:p>
          </table:table-cell>
          <table:table-cell table:style-name="ce9" table:number-columns-repeated="2"/>
          <table:table-cell table:style-name="ce9" office:value-type="float" office:value="-150">
            <text:p>-150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0.9">
            <text:p>0,9</text:p>
          </table:table-cell>
          <table:table-cell table:style-name="ce9" office:value-type="float" office:value="-0.4">
            <text:p>-0,4</text:p>
          </table:table-cell>
          <table:table-cell table:style-name="ce9" office:value-type="float" office:value="-0.1">
            <text:p>-0,1</text:p>
          </table:table-cell>
          <table:table-cell table:style-name="ce9" table:number-columns-repeated="2"/>
          <table:table-cell table:style-name="ce9" office:value-type="float" office:value="0.4">
            <text:p>0,4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0">
            <text:p>250</text:p>
          </table:table-cell>
          <table:table-cell office:value-type="float" office:value="326.538">
            <text:p>326,54</text:p>
          </table:table-cell>
          <table:table-cell table:formula="of:=IF([.D10]&gt;0;1/[.D10];0)" office:value-type="float" office:value="0.00306243071250513">
            <text:p>0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0">
            <text:p>500</text:p>
          </table:table-cell>
          <table:table-cell office:value-type="float" office:value="184.656">
            <text:p>184,66</text:p>
          </table:table-cell>
          <table:table-cell table:formula="of:=IF([.D11]&gt;0;1/[.D11];0)" office:value-type="float" office:value="0.005415475262109">
            <text:p>0,01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0">
            <text:p>1000</text:p>
          </table:table-cell>
          <table:table-cell office:value-type="float" office:value="97.2084">
            <text:p>97,21</text:p>
          </table:table-cell>
          <table:table-cell table:formula="of:=IF([.D12]&gt;0;1/[.D12];0)" office:value-type="float" office:value="0.0102871768283399">
            <text:p>0,01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S 4</text:p>
          </table:table-cell>
          <table:table-cell office:value-type="string">
            <text:p>LOD2 only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počet instancí</text:p>
          </table:table-cell>
          <table:table-cell table:style-name="ce1" office:value-type="string">
            <text:p>zobrazeno instanci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 table:formula="of:=IF([.D16]&gt;0;1/[.D16];0)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-25">
            <text:p>-25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0.61">
            <text:p>0,61</text:p>
          </table:table-cell>
          <table:table-cell table:style-name="ce10" office:value-type="float" office:value="-0.49">
            <text:p>-0,49</text:p>
          </table:table-cell>
          <table:table-cell table:style-name="ce10" office:value-type="float" office:value="-0.62">
            <text:p>-0,62</text:p>
          </table:table-cell>
          <table:table-cell/>
          <table:table-cell office:value-type="string">
            <text:p>area factor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10">
            <text:p>10</text:p>
          </table:table-cell>
          <table:table-cell office:value-type="float" office:value="234.746">
            <text:p>234,75</text:p>
          </table:table-cell>
          <table:table-cell table:formula="of:=IF([.D17]&gt;0;1/[.D17];0)" office:value-type="float" office:value="0.00425992349177409">
            <text:p>0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">
            <text:p>25</text:p>
          </table:table-cell>
          <table:table-cell office:value-type="float" office:value="105.5196">
            <text:p>105,52</text:p>
          </table:table-cell>
          <table:table-cell table:formula="of:=IF([.D18]&gt;0;1/[.D18];0)" office:value-type="float" office:value="0.00947691234614233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">
            <text:p>50</text:p>
          </table:table-cell>
          <table:table-cell office:value-type="float" office:value="60.6166">
            <text:p>60,62</text:p>
          </table:table-cell>
          <table:table-cell table:formula="of:=IF([.D19]&gt;0;1/[.D19];0)" office:value-type="float" office:value="0.0164971311488932">
            <text:p>0,02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float" office:value="100">
            <text:p>10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65.5422">
            <text:p>165,54</text:p>
          </table:table-cell>
          <table:table-cell table:style-name="ce9" table:formula="of:=IF([.D20]&gt;0;1/[.D20];0)" office:value-type="float" office:value="0.00604075577103603">
            <text:p>0,01</text:p>
          </table:table-cell>
          <table:table-cell table:style-name="ce9" table:number-columns-repeated="2"/>
          <table:table-cell table:style-name="ce9" office:value-type="float" office:value="-150">
            <text:p>-150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0.9">
            <text:p>0,9</text:p>
          </table:table-cell>
          <table:table-cell table:style-name="ce9" office:value-type="float" office:value="-0.4">
            <text:p>-0,4</text:p>
          </table:table-cell>
          <table:table-cell table:style-name="ce9" office:value-type="float" office:value="-0.1">
            <text:p>-0,1</text:p>
          </table:table-cell>
          <table:table-cell table:style-name="ce9" table:number-columns-repeated="2"/>
          <table:table-cell table:style-name="ce9" office:value-type="float" office:value="0.4">
            <text:p>0,4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0">
            <text:p>250</text:p>
          </table:table-cell>
          <table:table-cell office:value-type="float" office:value="69.6582">
            <text:p>69,66</text:p>
          </table:table-cell>
          <table:table-cell table:formula="of:=IF([.D21]&gt;0;1/[.D21];0)" office:value-type="float" office:value="0.0143558116632356">
            <text:p>0,01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0">
            <text:p>500</text:p>
          </table:table-cell>
          <table:table-cell office:value-type="float" office:value="34.9914">
            <text:p>34,99</text:p>
          </table:table-cell>
          <table:table-cell table:formula="of:=IF([.D22]&gt;0;1/[.D22];0)" office:value-type="float" office:value="0.0285784507050304">
            <text:p>0,03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0">
            <text:p>1000</text:p>
          </table:table-cell>
          <table:table-cell office:value-type="float" office:value="17.89822">
            <text:p>17,9</text:p>
          </table:table-cell>
          <table:table-cell table:formula="of:=IF([.D23]&gt;0;1/[.D23];0)" office:value-type="float" office:value="0.0558714777223657">
            <text:p>0,06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D1 only" table:style-name="ta2" table:print="false">
        <table:table-column table:style-name="co1" table:number-columns-repeated="1024" table:default-cell-style-name="Excel_20_Built-in_20_Normal"/>
        <table:table-row table:style-name="ro1">
          <table:table-cell table:number-columns-repeated="2"/>
          <table:table-cell office:value-type="string">
            <text:p>other veg = 0</text:p>
          </table:table-cell>
          <table:table-cell office:value-type="string">
            <text:p>no shadow mapping</text:p>
          </table:table-cell>
          <table:table-cell table:number-columns-repeated="4"/>
          <table:table-cell office:value-type="string">
            <text:p>obrázek ke každému testu - aby bylo vidět nastavení kamery… 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 post-processing</text:p>
          </table:table-cell>
          <table:table-cell table:number-columns-repeated="4"/>
          <table:table-cell office:value-type="string">
            <text:p>tree distance 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S 1</text:p>
          </table:table-cell>
          <table:table-cell office:value-type="string">
            <text:p>LOD1 only</text:p>
          </table:table-cell>
          <table:table-cell table:number-columns-repeated="4"/>
          <table:table-cell office:value-type="string">
            <text:p>camera</text:p>
          </table:table-cell>
          <table:table-cell table:number-columns-repeated="2"/>
          <table:table-cell office:value-type="string">
            <text:p>dir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>
            <text:p>počet instancí</text:p>
          </table:table-cell>
          <table:table-cell table:style-name="ce1" office:value-type="string">
            <text:p>zobrazeno instanci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/>
          <table:table-cell table:formula="of:=IF([.D5]&gt;0;1/[.D5];0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269.64">
            <text:p>269,64</text:p>
          </table:table-cell>
          <table:table-cell table:formula="of:=IF([.D6]&gt;0;1/[.D6];0)" office:value-type="float" office:value="0.00370864856846165">
            <text:p>0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  <table:table-cell office:value-type="float" office:value="111.6512">
            <text:p>111,65</text:p>
          </table:table-cell>
          <table:table-cell table:formula="of:=IF([.D7]&gt;0;1/[.D7];0)" office:value-type="float" office:value="0.00895646441775816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  <table:table-cell office:value-type="float" office:value="59.2168">
            <text:p>59,22</text:p>
          </table:table-cell>
          <table:table-cell table:formula="of:=IF([.D8]&gt;0;1/[.D8];0)" office:value-type="float" office:value="0.0168870996068683">
            <text:p>0,02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office:value-type="float" office:value="152.966">
            <text:p>152,97</text:p>
          </table:table-cell>
          <table:table-cell table:formula="of:=IF([.D9]&gt;0;1/[.D9];0)" office:value-type="float" office:value="0.00653740046807787">
            <text:p>0,01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2"/>
          <table:table-cell office:value-type="float" office:value="0.4">
            <text:p>0,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0">
            <text:p>250</text:p>
          </table:table-cell>
          <table:table-cell/>
          <table:table-cell office:value-type="float" office:value="64.1301">
            <text:p>64,13</text:p>
          </table:table-cell>
          <table:table-cell table:formula="of:=IF([.D10]&gt;0;1/[.D10];0)" office:value-type="float" office:value="0.015593301741304">
            <text:p>0,02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00">
            <text:p>500</text:p>
          </table:table-cell>
          <table:table-cell/>
          <table:table-cell office:value-type="float" office:value="32.9384">
            <text:p>32,94</text:p>
          </table:table-cell>
          <table:table-cell table:formula="of:=IF([.D11]&gt;0;1/[.D11];0)" office:value-type="float" office:value="0.03035970174629">
            <text:p>0,03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00">
            <text:p>1000</text:p>
          </table:table-cell>
          <table:table-cell/>
          <table:table-cell office:value-type="float" office:value="17.4933">
            <text:p>17,49</text:p>
          </table:table-cell>
          <table:table-cell table:formula="of:=IF([.D12]&gt;0;1/[.D12];0)" office:value-type="float" office:value="0.0571647430730623">
            <text:p>0,06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S 4</text:p>
          </table:table-cell>
          <table:table-cell office:value-type="string">
            <text:p>LOD1 only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počet instancí</text:p>
          </table:table-cell>
          <table:table-cell table:style-name="ce1" office:value-type="string">
            <text:p>zobrazeno instanci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/>
          <table:table-cell table:formula="of:=IF([.D16]&gt;0;1/[.D16];0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0">
            <text:p>10</text:p>
          </table:table-cell>
          <table:table-cell office:value-type="float" office:value="234.746">
            <text:p>234,75</text:p>
          </table:table-cell>
          <table:table-cell table:formula="of:=IF([.D17]&gt;0;1/[.D17];0)" office:value-type="float" office:value="0.00425992349177409">
            <text:p>0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">
            <text:p>25</text:p>
          </table:table-cell>
          <table:table-cell office:value-type="float" office:value="105.5196">
            <text:p>105,52</text:p>
          </table:table-cell>
          <table:table-cell table:formula="of:=IF([.D18]&gt;0;1/[.D18];0)" office:value-type="float" office:value="0.00947691234614233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">
            <text:p>50</text:p>
          </table:table-cell>
          <table:table-cell office:value-type="float" office:value="60.6166">
            <text:p>60,62</text:p>
          </table:table-cell>
          <table:table-cell table:formula="of:=IF([.D19]&gt;0;1/[.D19];0)" office:value-type="float" office:value="0.0164971311488932">
            <text:p>0,02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">
            <text:p>100</text:p>
          </table:table-cell>
          <table:table-cell office:value-type="float" office:value="165.5422">
            <text:p>165,54</text:p>
          </table:table-cell>
          <table:table-cell table:formula="of:=IF([.D20]&gt;0;1/[.D20];0)" office:value-type="float" office:value="0.00604075577103603">
            <text:p>0,01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2"/>
          <table:table-cell office:value-type="float" office:value="0.4">
            <text:p>0,4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0">
            <text:p>250</text:p>
          </table:table-cell>
          <table:table-cell office:value-type="float" office:value="69.6582">
            <text:p>69,66</text:p>
          </table:table-cell>
          <table:table-cell table:formula="of:=IF([.D21]&gt;0;1/[.D21];0)" office:value-type="float" office:value="0.0143558116632356">
            <text:p>0,01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0">
            <text:p>500</text:p>
          </table:table-cell>
          <table:table-cell office:value-type="float" office:value="34.9914">
            <text:p>34,99</text:p>
          </table:table-cell>
          <table:table-cell table:formula="of:=IF([.D22]&gt;0;1/[.D22];0)" office:value-type="float" office:value="0.0285784507050304">
            <text:p>0,03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0">
            <text:p>1000</text:p>
          </table:table-cell>
          <table:table-cell office:value-type="float" office:value="17.89822">
            <text:p>17,9</text:p>
          </table:table-cell>
          <table:table-cell table:formula="of:=IF([.D23]&gt;0;1/[.D23];0)" office:value-type="float" office:value="0.0558714777223657">
            <text:p>0,06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D0 only" table:style-name="ta3" table:print="false"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/>
          <table:table-cell office:value-type="string">
            <text:p>grass cnt = 100000</text:p>
          </table:table-cell>
          <table:table-cell office:value-type="string">
            <text:p>other veg = 0</text:p>
          </table:table-cell>
          <table:table-cell office:value-type="string">
            <text:p>no shadow mapping</text:p>
          </table:table-cell>
          <table:table-cell table:number-columns-repeated="4"/>
          <table:table-cell office:value-type="string">
            <text:p>obrázek ke každému testu - aby bylo vidět nastavení kamery… 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 post-processing</text:p>
          </table:table-cell>
          <table:table-cell table:number-columns-repeated="4"/>
          <table:table-cell office:value-type="string">
            <text:p>tree distance 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S 1</text:p>
          </table:table-cell>
          <table:table-cell office:value-type="string">
            <text:p>LOD0 only</text:p>
          </table:table-cell>
          <table:table-cell table:number-columns-repeated="4"/>
          <table:table-cell office:value-type="string">
            <text:p>camera</text:p>
          </table:table-cell>
          <table:table-cell table:number-columns-repeated="2"/>
          <table:table-cell office:value-type="string">
            <text:p>dir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>
            <text:p>počet instancí</text:p>
          </table:table-cell>
          <table:table-cell table:style-name="ce1" office:value-type="string">
            <text:p>zobrazeno instanci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/>
          <table:table-cell table:formula="of:=IF([.D5]&gt;0;1/[.D5];0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335.066">
            <text:p>335,07</text:p>
          </table:table-cell>
          <table:table-cell table:formula="of:=IF([.D6]&gt;0;1/[.D6];0)" office:value-type="float" office:value="0.00298448663845332">
            <text:p>0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  <table:table-cell office:value-type="float" office:value="135.7">
            <text:p>135,7</text:p>
          </table:table-cell>
          <table:table-cell table:formula="of:=IF([.D7]&gt;0;1/[.D7];0)" office:value-type="float" office:value="0.00736919675755343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  <table:table-cell office:value-type="float" office:value="72.9132">
            <text:p>72,91</text:p>
          </table:table-cell>
          <table:table-cell table:formula="of:=IF([.D8]&gt;0;1/[.D8];0)" office:value-type="float" office:value="0.0137149377616124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office:value-type="float" office:value="49.3828">
            <text:p>49,38</text:p>
          </table:table-cell>
          <table:table-cell table:formula="of:=IF([.D9]&gt;0;1/[.D9];0)" office:value-type="float" office:value="0.0202499655750585">
            <text:p>0,02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50">
            <text:p>250</text:p>
          </table:table-cell>
          <table:table-cell/>
          <table:table-cell office:value-type="float" office:value="20.7668">
            <text:p>20,77</text:p>
          </table:table-cell>
          <table:table-cell table:formula="of:=IF([.D10]&gt;0;1/[.D10];0)" office:value-type="float" office:value="0.0481537839243408">
            <text:p>0,05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00">
            <text:p>500</text:p>
          </table:table-cell>
          <table:table-cell/>
          <table:table-cell office:value-type="float" office:value="10.5558">
            <text:p>10,56</text:p>
          </table:table-cell>
          <table:table-cell table:formula="of:=IF([.D11]&gt;0;1/[.D11];0)" office:value-type="float" office:value="0.094734648250251">
            <text:p>0,09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0">
            <text:p>1000</text:p>
          </table:table-cell>
          <table:table-cell office:value-type="float" office:value="5.2922">
            <text:p>5,29</text:p>
          </table:table-cell>
          <table:table-cell table:formula="of:=IF([.D12]&gt;0;1/[.D12];0)" office:value-type="float" office:value="0.188957333434111">
            <text:p>0,19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S 4</text:p>
          </table:table-cell>
          <table:table-cell office:value-type="string">
            <text:p>LOD0 only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počet instancí</text:p>
          </table:table-cell>
          <table:table-cell table:style-name="ce1" office:value-type="string">
            <text:p>zobrazeno instanci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/>
          <table:table-cell table:formula="of:=IF([.D16]&gt;0;1/[.D16];0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0">
            <text:p>10</text:p>
          </table:table-cell>
          <table:table-cell office:value-type="float" office:value="269.174">
            <text:p>269,17</text:p>
          </table:table-cell>
          <table:table-cell table:formula="of:=IF([.D17]&gt;0;1/[.D17];0)" office:value-type="float" office:value="0.00371506906313388">
            <text:p>0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">
            <text:p>25</text:p>
          </table:table-cell>
          <table:table-cell office:value-type="float" office:value="120.206">
            <text:p>120,21</text:p>
          </table:table-cell>
          <table:table-cell table:formula="of:=IF([.D18]&gt;0;1/[.D18];0)" office:value-type="float" office:value="0.00831905229356272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">
            <text:p>50</text:p>
          </table:table-cell>
          <table:table-cell office:value-type="float" office:value="62.7414">
            <text:p>62,74</text:p>
          </table:table-cell>
          <table:table-cell table:formula="of:=IF([.D19]&gt;0;1/[.D19];0)" office:value-type="float" office:value="0.0159384393717705">
            <text:p>0,02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">
            <text:p>100</text:p>
          </table:table-cell>
          <table:table-cell office:value-type="float" office:value="51.7172">
            <text:p>51,72</text:p>
          </table:table-cell>
          <table:table-cell table:formula="of:=IF([.D20]&gt;0;1/[.D20];0)" office:value-type="float" office:value="0.019335926925665">
            <text:p>0,02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2"/>
          <table:table-cell office:value-type="float" office:value="0.4">
            <text:p>0,4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0">
            <text:p>250</text:p>
          </table:table-cell>
          <table:table-cell office:value-type="float" office:value="21.0518">
            <text:p>21,05</text:p>
          </table:table-cell>
          <table:table-cell table:formula="of:=IF([.D21]&gt;0;1/[.D21];0)" office:value-type="float" office:value="0.0475018763241148">
            <text:p>0,05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0">
            <text:p>500</text:p>
          </table:table-cell>
          <table:table-cell office:value-type="float" office:value="10.6156">
            <text:p>10,62</text:p>
          </table:table-cell>
          <table:table-cell table:formula="of:=IF([.D22]&gt;0;1/[.D22];0)" office:value-type="float" office:value="0.0942009872263461">
            <text:p>0,09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0">
            <text:p>1000</text:p>
          </table:table-cell>
          <table:table-cell office:value-type="float" office:value="5.31068">
            <text:p>5,31</text:p>
          </table:table-cell>
          <table:table-cell table:formula="of:=IF([.D23]&gt;0;1/[.D23];0)" office:value-type="float" office:value="0.188299803415005">
            <text:p>0,19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sholds" table:style-name="ta4" table:print="false">
        <table:table-column table:style-name="co1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8" table:number-columns-repeated="2" table:default-cell-style-name="Excel_20_Built-in_20_Normal"/>
        <table:table-column table:style-name="co9" table:number-columns-repeated="2" table:default-cell-style-name="Excel_20_Built-in_20_Normal"/>
        <table:table-column table:style-name="co10" table:number-columns-repeated="2" table:default-cell-style-name="Excel_20_Built-in_20_Normal"/>
        <table:table-column table:style-name="co1" table:number-columns-repeated="10" table:default-cell-style-name="Excel_20_Built-in_20_Normal"/>
        <table:table-column table:style-name="co11" table:default-cell-style-name="Excel_20_Built-in_20_Normal"/>
        <table:table-column table:style-name="co12" table:number-columns-repeated="2" table:default-cell-style-name="Excel_20_Built-in_20_Normal"/>
        <table:table-column table:style-name="co13" table:number-columns-repeated="2" table:default-cell-style-name="Excel_20_Built-in_20_Normal"/>
        <table:table-column table:style-name="co1" table:number-columns-repeated="999" table:default-cell-style-name="Excel_20_Built-in_20_Normal"/>
        <table:table-row table:style-name="ro1">
          <table:table-cell/>
          <table:table-cell office:value-type="string">
            <text:p>MS = 1</text:p>
          </table:table-cell>
          <table:table-cell table:number-columns-repeated="11"/>
          <table:table-cell office:value-type="string">
            <text:p>scene setup</text:p>
          </table:table-cell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-0.6">
            <text:p>-0,6</text:p>
          </table:table-cell>
          <table:table-cell office:value-type="float" office:value="0">
            <text:p>0</text:p>
          </table:table-cell>
          <table:table-cell office:value-type="float" office:value="-0.6">
            <text:p>-0,6</text:p>
          </table:table-cell>
          <table:table-cell/>
          <table:table-cell office:value-type="float" office:value="0.4">
            <text:p>0,4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fixed camera, fixed cou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unt = 100</text:p>
          </table:table-cell>
          <table:table-cell office:value-type="string">
            <text:p>distance 5</text:p>
          </table:table-cell>
          <table:table-cell office:value-type="string">
            <text:p>area 0,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treshold 0</text:p>
          </table:table-cell>
          <table:table-cell table:style-name="ce1" office:value-type="string">
            <text:p>treshold1</text:p>
          </table:table-cell>
          <table:table-cell table:style-name="ce1" office:value-type="string">
            <text:p>treshold2</text:p>
          </table:table-cell>
          <table:table-cell table:style-name="ce1" office:value-type="string">
            <text:p>treshold3</text:p>
          </table:table-cell>
          <table:table-cell table:style-name="ce1" office:value-type="string">
            <text:p># LOD0</text:p>
          </table:table-cell>
          <table:table-cell table:style-name="ce1" office:value-type="string">
            <text:p># LOD1 instanced</text:p>
          </table:table-cell>
          <table:table-cell table:style-name="ce1" office:value-type="string">
            <text:p># LOD2 instanced</text:p>
          </table:table-cell>
          <table:table-cell table:style-name="ce1" office:value-type="string">
            <text:p># LOD1 - LOD0 transitions</text:p>
          </table:table-cell>
          <table:table-cell table:style-name="ce1" office:value-type="string">
            <text:p># LOD1 - LOD2 transitions</text:p>
          </table:table-cell>
          <table:table-cell table:style-name="ce1" office:value-type="string">
            <text:p>fps</text:p>
          </table:table-cell>
          <table:table-cell table:style-name="ce1"/>
          <table:table-cell table:style-name="ce1" office:value-type="string">
            <text:p>frame time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</text:p>
          </table:table-cell>
          <table:table-cell table:style-name="ce1" table:number-columns-repeated="8"/>
          <table:table-cell table:number-columns-repeated="1011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max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max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max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max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max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max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count = 1000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treshold 0</text:p>
          </table:table-cell>
          <table:table-cell table:style-name="ce1" office:value-type="string">
            <text:p>treshold1</text:p>
          </table:table-cell>
          <table:table-cell table:style-name="ce1" office:value-type="string">
            <text:p>treshold2</text:p>
          </table:table-cell>
          <table:table-cell table:style-name="ce1" office:value-type="string">
            <text:p>treshold3</text:p>
          </table:table-cell>
          <table:table-cell table:style-name="ce1" office:value-type="string">
            <text:p># LOD0</text:p>
          </table:table-cell>
          <table:table-cell table:style-name="ce1" office:value-type="string">
            <text:p># LOD1 instanced</text:p>
          </table:table-cell>
          <table:table-cell table:style-name="ce1" office:value-type="string">
            <text:p># LOD2 instanced</text:p>
          </table:table-cell>
          <table:table-cell table:style-name="ce1" office:value-type="string">
            <text:p># LOD1 - LOD0 transitions</text:p>
          </table:table-cell>
          <table:table-cell table:style-name="ce1" office:value-type="string">
            <text:p># LOD1 - LOD2 transitions</text:p>
          </table:table-cell>
          <table:table-cell table:style-name="ce1" office:value-type="string">
            <text:p>fps</text:p>
          </table:table-cell>
          <table:table-cell table:style-name="ce1"/>
          <table:table-cell table:style-name="ce1" office:value-type="string">
            <text:p>frame time (ms)</text:p>
          </table:table-cell>
          <table:table-cell table:number-columns-repeated="3"/>
          <table:table-cell office:value-type="string">
            <text:p>treshold0</text:p>
          </table:table-cell>
          <table:table-cell office:value-type="string">
            <text:p>treshold1</text:p>
          </table:table-cell>
          <table:table-cell office:value-type="string">
            <text:p>treshold2</text:p>
          </table:table-cell>
          <table:table-cell office:value-type="string">
            <text:p>treshold3</text:p>
          </table:table-cell>
          <table:table-cell table:style-name="ce1" office:value-type="string">
            <text:p># LOD0</text:p>
          </table:table-cell>
          <table:table-cell table:style-name="ce1" office:value-type="string">
            <text:p># LOD1 instanced</text:p>
          </table:table-cell>
          <table:table-cell table:style-name="ce1" office:value-type="string">
            <text:p># LOD2 instanced</text:p>
          </table:table-cell>
          <table:table-cell table:style-name="ce1" office:value-type="string">
            <text:p># LOD1 - LOD0 transitions</text:p>
          </table:table-cell>
          <table:table-cell table:style-name="ce1" office:value-type="string">
            <text:p># LOD1 - LOD2 transitions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 (ms)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6" office:value-type="float" office:value="3.24318">
            <text:p>3,24</text:p>
          </table:table-cell>
          <table:table-cell table:style-name="ce5" table:formula="of:=2*[.K23]" office:value-type="float" office:value="6.48636">
            <text:p>6,49</text:p>
          </table:table-cell>
          <table:table-cell table:style-name="ce1" table:formula="of:=1000/[.L23]" office:value-type="float" office:value="154.16967297529">
            <text:p>154,17</text:p>
          </table:table-cell>
          <table:table-cell table:number-columns-repeated="3"/>
          <table:table-cell table:style-name="ce5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formula="of:=[.L23]" office:value-type="float" office:value="6.48636">
            <text:p>6,49</text:p>
          </table:table-cell>
          <table:table-cell table:style-name="ce1" table:formula="of:=1000/[.Z23]" office:value-type="float" office:value="154.16967297529">
            <text:p>154,17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1">
            <text:p>3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6" office:value-type="float" office:value="13.4574">
            <text:p>13,46</text:p>
          </table:table-cell>
          <table:table-cell table:style-name="ce5" table:formula="of:=2*[.K24]" office:value-type="float" office:value="26.9148">
            <text:p>26,91</text:p>
          </table:table-cell>
          <table:table-cell table:style-name="ce1" table:formula="of:=1000/[.L24]" office:value-type="float" office:value="37.1542794299047">
            <text:p>37,15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1">
            <text:p>3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formula="of:=[.L24]" office:value-type="float" office:value="26.9148">
            <text:p>26,91</text:p>
          </table:table-cell>
          <table:table-cell table:style-name="ce1" table:formula="of:=1000/[.Z24]" office:value-type="float" office:value="37.1542794299047">
            <text:p>37,1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6">
            <text:p>6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office:value-type="float" office:value="13.302">
            <text:p>13,3</text:p>
          </table:table-cell>
          <table:table-cell table:style-name="ce5" table:formula="of:=2*[.K25]" office:value-type="float" office:value="26.604">
            <text:p>26,6</text:p>
          </table:table-cell>
          <table:table-cell table:style-name="ce1" table:formula="of:=1000/[.L25]" office:value-type="float" office:value="37.5883325815667">
            <text:p>37,59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6">
            <text:p>6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table:formula="of:=[.L25]" office:value-type="float" office:value="26.604">
            <text:p>26,6</text:p>
          </table:table-cell>
          <table:table-cell table:style-name="ce1" table:formula="of:=1000/[.Z25]" office:value-type="float" office:value="37.5883325815667">
            <text:p>37,5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18">
            <text:p>18</text:p>
          </table:table-cell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6" office:value-type="float" office:value="13.0091">
            <text:p>13,01</text:p>
          </table:table-cell>
          <table:table-cell table:style-name="ce5" table:formula="of:=2*[.K26]" office:value-type="float" office:value="26.0182">
            <text:p>26,02</text:p>
          </table:table-cell>
          <table:table-cell table:style-name="ce1" table:formula="of:=1000/[.L26]" office:value-type="float" office:value="38.4346342175861">
            <text:p>38,43</text:p>
          </table:table-cell>
          <table:table-cell table:number-columns-repeated="3"/>
          <table:table-cell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18">
            <text:p>18</text:p>
          </table:table-cell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" table:formula="of:=[.L26]" office:value-type="float" office:value="26.0182">
            <text:p>26,02</text:p>
          </table:table-cell>
          <table:table-cell table:style-name="ce1" table:formula="of:=1000/[.Z26]" office:value-type="float" office:value="38.4346342175861">
            <text:p>38,4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36">
            <text:p>36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6" office:value-type="float" office:value="13.2097">
            <text:p>13,21</text:p>
          </table:table-cell>
          <table:table-cell table:style-name="ce5" table:formula="of:=2*[.K27]" office:value-type="float" office:value="26.4194">
            <text:p>26,42</text:p>
          </table:table-cell>
          <table:table-cell table:style-name="ce1" table:formula="of:=1000/[.L27]" office:value-type="float" office:value="37.8509731485196">
            <text:p>37,85</text:p>
          </table:table-cell>
          <table:table-cell table:number-columns-repeated="3"/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36">
            <text:p>36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table:formula="of:=[.L27]" office:value-type="float" office:value="26.4194">
            <text:p>26,42</text:p>
          </table:table-cell>
          <table:table-cell table:style-name="ce1" table:formula="of:=1000/[.Z27]" office:value-type="float" office:value="37.8509731485196">
            <text:p>37,8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80">
            <text:p>80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6" office:value-type="float" office:value="11.8681">
            <text:p>11,87</text:p>
          </table:table-cell>
          <table:table-cell table:style-name="ce5" table:formula="of:=2*[.K28]" office:value-type="float" office:value="23.7362">
            <text:p>23,74</text:p>
          </table:table-cell>
          <table:table-cell table:style-name="ce1" table:formula="of:=1000/[.L28]" office:value-type="float" office:value="42.1297427557907">
            <text:p>42,13</text:p>
          </table:table-cell>
          <table:table-cell table:number-columns-repeated="3"/>
          <table:table-cell office:value-type="float" office:value="30">
            <text:p>30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80">
            <text:p>80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table:formula="of:=[.L28]" office:value-type="float" office:value="23.7362">
            <text:p>23,74</text:p>
          </table:table-cell>
          <table:table-cell table:style-name="ce1" table:formula="of:=1000/[.Z28]" office:value-type="float" office:value="42.1297427557907">
            <text:p>42,1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135">
            <text:p>135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6" office:value-type="float" office:value="10.1367">
            <text:p>10,14</text:p>
          </table:table-cell>
          <table:table-cell table:style-name="ce5" table:formula="of:=2*[.K29]" office:value-type="float" office:value="20.2734">
            <text:p>20,27</text:p>
          </table:table-cell>
          <table:table-cell table:style-name="ce1" table:formula="of:=1000/[.L29]" office:value-type="float" office:value="49.3257174425602">
            <text:p>49,33</text:p>
          </table:table-cell>
          <table:table-cell table:number-columns-repeated="3"/>
          <table:table-cell office:value-type="float" office:value="40">
            <text:p>40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135">
            <text:p>135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5" table:formula="of:=[.L29]" office:value-type="float" office:value="20.2734">
            <text:p>20,27</text:p>
          </table:table-cell>
          <table:table-cell table:style-name="ce1" table:formula="of:=1000/[.Z29]" office:value-type="float" office:value="49.3257174425602">
            <text:p>49,3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251">
            <text:p>251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6" office:value-type="float" office:value="8.00737">
            <text:p>8,01</text:p>
          </table:table-cell>
          <table:table-cell table:style-name="ce5" table:formula="of:=2*[.K30]" office:value-type="float" office:value="16.01474">
            <text:p>16,01</text:p>
          </table:table-cell>
          <table:table-cell table:style-name="ce1" table:formula="of:=1000/[.L30]" office:value-type="float" office:value="62.442474870026">
            <text:p>62,44</text:p>
          </table:table-cell>
          <table:table-cell table:number-columns-repeated="3"/>
          <table:table-cell office:value-type="float" office:value="55">
            <text:p>55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251">
            <text:p>251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5" table:formula="of:=[.L30]" office:value-type="float" office:value="16.01474">
            <text:p>16,01</text:p>
          </table:table-cell>
          <table:table-cell table:style-name="ce1" table:formula="of:=1000/[.Z30]" office:value-type="float" office:value="62.442474870026">
            <text:p>62,44</text:p>
          </table:table-cell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4" table:number-columns-repeated="5"/>
          <table:table-cell table:style-name="ce8"/>
          <table:table-cell table:style-name="ce5"/>
          <table:table-cell table:style-name="ce1"/>
          <table:table-cell table:style-name="ce4" table:number-columns-repeated="5"/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4" table:number-columns-repeated="5"/>
          <table:table-cell table:style-name="ce5"/>
          <table:table-cell table:style-name="ce1"/>
          <table:table-cell table:style-name="ce4" table:number-columns-repeated="99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table:formula="of:=[.B32]+[.$D$31]" office:value-type="float" office:value="30">
            <text:p>30</text:p>
          </table:table-cell>
          <table:table-cell table:style-name="ce6" table:formula="of:=[.D32]+[.$E$31]"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07">
            <text:p>30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6" office:value-type="float" office:value="25.5842">
            <text:p>25,58</text:p>
          </table:table-cell>
          <table:table-cell table:style-name="ce5" table:formula="of:=2*[.K32]" office:value-type="float" office:value="51.1684">
            <text:p>51,17</text:p>
          </table:table-cell>
          <table:table-cell table:style-name="ce1" table:formula="of:=1000/[.L32]" office:value-type="float" office:value="19.5433118878058">
            <text:p>19,54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table:formula="of:=[.Q32]+[.$D$31]" office:value-type="float" office:value="30">
            <text:p>30</text:p>
          </table:table-cell>
          <table:table-cell table:style-name="ce6" table:formula="of:=[.S32]+[.$E$31]"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07">
            <text:p>30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5" table:formula="of:=[.L32]" office:value-type="float" office:value="51.1684">
            <text:p>51,17</text:p>
          </table:table-cell>
          <table:table-cell table:style-name="ce1" table:formula="of:=1000/[.Z32]" office:value-type="float" office:value="19.5433118878058">
            <text:p>19,5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formula="of:=[.B33]+[.$D$31]" office:value-type="float" office:value="35">
            <text:p>35</text:p>
          </table:table-cell>
          <table:table-cell table:style-name="ce6" table:formula="of:=[.D33]+[.$E$31]" office:value-type="float" office:value="45">
            <text:p>45</text:p>
          </table:table-cell>
          <table:table-cell office:value-type="float" office:value="18">
            <text:p>18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5">
            <text:p>29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5.8239">
            <text:p>25,82</text:p>
          </table:table-cell>
          <table:table-cell table:style-name="ce5" table:formula="of:=2*[.K33]" office:value-type="float" office:value="51.6478">
            <text:p>51,65</text:p>
          </table:table-cell>
          <table:table-cell table:style-name="ce1" table:formula="of:=1000/[.L33]" office:value-type="float" office:value="19.3619089293252">
            <text:p>19,36</text:p>
          </table:table-cell>
          <table:table-cell table:number-columns-repeated="3"/>
          <table:table-cell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formula="of:=[.Q33]+[.$D$31]" office:value-type="float" office:value="35">
            <text:p>35</text:p>
          </table:table-cell>
          <table:table-cell table:style-name="ce6" table:formula="of:=[.S33]+[.$E$31]" office:value-type="float" office:value="45">
            <text:p>45</text:p>
          </table:table-cell>
          <table:table-cell office:value-type="float" office:value="18">
            <text:p>18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5">
            <text:p>29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5" table:formula="of:=[.L33]" office:value-type="float" office:value="51.6478">
            <text:p>51,65</text:p>
          </table:table-cell>
          <table:table-cell table:style-name="ce1" table:formula="of:=1000/[.Z33]" office:value-type="float" office:value="19.3619089293252">
            <text:p>19,3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6" table:formula="of:=[.B34]+[.$D$31]" office:value-type="float" office:value="40">
            <text:p>40</text:p>
          </table:table-cell>
          <table:table-cell table:style-name="ce6" table:formula="of:=[.D34]+[.$E$31]" office:value-type="float" office:value="50">
            <text:p>50</text:p>
          </table:table-cell>
          <table:table-cell office:value-type="float" office:value="36">
            <text:p>3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84">
            <text:p>28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2.1511">
            <text:p>22,15</text:p>
          </table:table-cell>
          <table:table-cell table:style-name="ce5" table:formula="of:=2*[.K34]" office:value-type="float" office:value="44.3022">
            <text:p>44,3</text:p>
          </table:table-cell>
          <table:table-cell table:style-name="ce1" table:formula="of:=1000/[.L34]" office:value-type="float" office:value="22.5722424619996">
            <text:p>22,57</text:p>
          </table:table-cell>
          <table:table-cell table:number-columns-repeated="3"/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6" table:formula="of:=[.Q34]+[.$D$31]" office:value-type="float" office:value="40">
            <text:p>40</text:p>
          </table:table-cell>
          <table:table-cell table:style-name="ce6" table:formula="of:=[.S34]+[.$E$31]" office:value-type="float" office:value="50">
            <text:p>50</text:p>
          </table:table-cell>
          <table:table-cell office:value-type="float" office:value="36">
            <text:p>3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84">
            <text:p>28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3">
            <text:p>23</text:p>
          </table:table-cell>
          <table:table-cell table:style-name="ce5" table:formula="of:=[.L34]" office:value-type="float" office:value="44.3022">
            <text:p>44,3</text:p>
          </table:table-cell>
          <table:table-cell table:style-name="ce1" table:formula="of:=1000/[.Z34]" office:value-type="float" office:value="22.5722424619996">
            <text:p>22,5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6" office:value-type="float" office:value="35">
            <text:p>35</text:p>
          </table:table-cell>
          <table:table-cell table:style-name="ce6" table:formula="of:=[.B35]+[.$D$31]" office:value-type="float" office:value="50">
            <text:p>50</text:p>
          </table:table-cell>
          <table:table-cell table:style-name="ce6" table:formula="of:=[.D35]+[.$E$31]" office:value-type="float" office:value="60">
            <text:p>60</text:p>
          </table:table-cell>
          <table:table-cell office:value-type="float" office:value="80">
            <text:p>8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6.7838">
            <text:p>16,78</text:p>
          </table:table-cell>
          <table:table-cell table:style-name="ce5" table:formula="of:=2*[.K35]" office:value-type="float" office:value="33.5676">
            <text:p>33,57</text:p>
          </table:table-cell>
          <table:table-cell table:style-name="ce1" table:formula="of:=1000/[.L35]" office:value-type="float" office:value="29.7906314422241">
            <text:p>29,79</text:p>
          </table:table-cell>
          <table:table-cell table:number-columns-repeated="3"/>
          <table:table-cell office:value-type="float" office:value="30">
            <text:p>30</text:p>
          </table:table-cell>
          <table:table-cell table:style-name="ce6" office:value-type="float" office:value="35">
            <text:p>35</text:p>
          </table:table-cell>
          <table:table-cell table:style-name="ce6" table:formula="of:=[.Q35]+[.$D$31]" office:value-type="float" office:value="50">
            <text:p>50</text:p>
          </table:table-cell>
          <table:table-cell table:style-name="ce6" table:formula="of:=[.S35]+[.$E$31]" office:value-type="float" office:value="60">
            <text:p>60</text:p>
          </table:table-cell>
          <table:table-cell office:value-type="float" office:value="80">
            <text:p>8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8">
            <text:p>28</text:p>
          </table:table-cell>
          <table:table-cell table:style-name="ce5" table:formula="of:=[.L35]" office:value-type="float" office:value="33.5676">
            <text:p>33,57</text:p>
          </table:table-cell>
          <table:table-cell table:style-name="ce1" table:formula="of:=1000/[.Z35]" office:value-type="float" office:value="29.7906314422241">
            <text:p>29,7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6" office:value-type="float" office:value="45">
            <text:p>45</text:p>
          </table:table-cell>
          <table:table-cell table:style-name="ce6" table:formula="of:=[.B36]+[.$D$31]" office:value-type="float" office:value="60">
            <text:p>60</text:p>
          </table:table-cell>
          <table:table-cell table:style-name="ce6" table:formula="of:=[.D36]+[.$E$31]" office:value-type="float" office:value="70">
            <text:p>70</text:p>
          </table:table-cell>
          <table:table-cell office:value-type="float" office:value="135">
            <text:p>135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221">
            <text:p>22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2.6302">
            <text:p>12,63</text:p>
          </table:table-cell>
          <table:table-cell table:style-name="ce5" table:formula="of:=2*[.K36]" office:value-type="float" office:value="25.2604">
            <text:p>25,26</text:p>
          </table:table-cell>
          <table:table-cell table:style-name="ce1" table:formula="of:=1000/[.L36]" office:value-type="float" office:value="39.5876549856693">
            <text:p>39,59</text:p>
          </table:table-cell>
          <table:table-cell table:number-columns-repeated="3"/>
          <table:table-cell office:value-type="float" office:value="40">
            <text:p>40</text:p>
          </table:table-cell>
          <table:table-cell table:style-name="ce6" office:value-type="float" office:value="45">
            <text:p>45</text:p>
          </table:table-cell>
          <table:table-cell table:style-name="ce6" table:formula="of:=[.Q36]+[.$D$31]" office:value-type="float" office:value="60">
            <text:p>60</text:p>
          </table:table-cell>
          <table:table-cell table:style-name="ce6" table:formula="of:=[.S36]+[.$E$31]" office:value-type="float" office:value="70">
            <text:p>70</text:p>
          </table:table-cell>
          <table:table-cell office:value-type="float" office:value="135">
            <text:p>135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221">
            <text:p>22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5">
            <text:p>35</text:p>
          </table:table-cell>
          <table:table-cell table:style-name="ce5" table:formula="of:=[.L36]" office:value-type="float" office:value="25.2604">
            <text:p>25,26</text:p>
          </table:table-cell>
          <table:table-cell table:style-name="ce1" table:formula="of:=1000/[.Z36]" office:value-type="float" office:value="39.5876549856693">
            <text:p>39,5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6" office:value-type="float" office:value="60">
            <text:p>60</text:p>
          </table:table-cell>
          <table:table-cell table:style-name="ce6" table:formula="of:=[.B37]+[.$D$31]" office:value-type="float" office:value="75">
            <text:p>75</text:p>
          </table:table-cell>
          <table:table-cell table:style-name="ce6" table:formula="of:=[.D37]+[.$E$31]" office:value-type="float" office:value="85">
            <text:p>85</text:p>
          </table:table-cell>
          <table:table-cell office:value-type="float" office:value="251">
            <text:p>251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8.81558">
            <text:p>8,82</text:p>
          </table:table-cell>
          <table:table-cell table:style-name="ce5" table:formula="of:=2*[.K37]" office:value-type="float" office:value="17.63116">
            <text:p>17,63</text:p>
          </table:table-cell>
          <table:table-cell table:style-name="ce1" table:formula="of:=1000/[.L37]" office:value-type="float" office:value="56.7177655922809">
            <text:p>56,72</text:p>
          </table:table-cell>
          <table:table-cell table:number-columns-repeated="3"/>
          <table:table-cell office:value-type="float" office:value="55">
            <text:p>55</text:p>
          </table:table-cell>
          <table:table-cell table:style-name="ce6" office:value-type="float" office:value="60">
            <text:p>60</text:p>
          </table:table-cell>
          <table:table-cell table:style-name="ce6" table:formula="of:=[.Q37]+[.$D$31]" office:value-type="float" office:value="75">
            <text:p>75</text:p>
          </table:table-cell>
          <table:table-cell table:style-name="ce6" table:formula="of:=[.S37]+[.$E$31]" office:value-type="float" office:value="85">
            <text:p>85</text:p>
          </table:table-cell>
          <table:table-cell office:value-type="float" office:value="251">
            <text:p>251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3">
            <text:p>43</text:p>
          </table:table-cell>
          <table:table-cell table:style-name="ce5" table:formula="of:=[.L37]" office:value-type="float" office:value="17.63116">
            <text:p>17,63</text:p>
          </table:table-cell>
          <table:table-cell table:style-name="ce1" table:formula="of:=1000/[.Z37]" office:value-type="float" office:value="56.7177655922809">
            <text:p>56,72</text:p>
          </table:table-cell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 office:value-type="float" office:value="40">
            <text:p>40</text:p>
          </table:table-cell>
          <table:table-cell table:style-name="ce7" office:value-type="float" office:value="10">
            <text:p>10</text:p>
          </table:table-cell>
          <table:table-cell table:style-name="ce4" table:number-columns-repeated="5"/>
          <table:table-cell table:style-name="ce8"/>
          <table:table-cell table:style-name="ce5"/>
          <table:table-cell table:style-name="ce1"/>
          <table:table-cell table:style-name="ce4" table:number-columns-repeated="5"/>
          <table:table-cell table:style-name="ce7" office:value-type="float" office:value="40">
            <text:p>40</text:p>
          </table:table-cell>
          <table:table-cell table:style-name="ce7" office:value-type="float" office:value="10">
            <text:p>10</text:p>
          </table:table-cell>
          <table:table-cell table:style-name="ce4" table:number-columns-repeated="5"/>
          <table:table-cell table:style-name="ce5"/>
          <table:table-cell table:style-name="ce1"/>
          <table:table-cell table:style-name="ce4" table:number-columns-repeated="99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table:formula="of:=[.B39]+[.$D$38]" office:value-type="float" office:value="50">
            <text:p>50</text:p>
          </table:table-cell>
          <table:table-cell table:style-name="ce6" table:formula="of:=[.D39]+[.$E$38]" office:value-type="float" office:value="60">
            <text:p>60</text:p>
          </table:table-cell>
          <table:table-cell office:value-type="float" office:value="6">
            <text:p>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9.8267">
            <text:p>19,83</text:p>
          </table:table-cell>
          <table:table-cell table:style-name="ce5" table:formula="of:=2*[.K39]" office:value-type="float" office:value="39.6534">
            <text:p>39,65</text:p>
          </table:table-cell>
          <table:table-cell table:style-name="ce1" table:formula="of:=1000/[.L39]" office:value-type="float" office:value="25.2185184624774">
            <text:p>25,22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table:formula="of:=[.Q39]+[.$D$38]" office:value-type="float" office:value="50">
            <text:p>50</text:p>
          </table:table-cell>
          <table:table-cell table:style-name="ce6" table:formula="of:=[.S39]+[.$E$38]" office:value-type="float" office:value="60">
            <text:p>60</text:p>
          </table:table-cell>
          <table:table-cell office:value-type="float" office:value="6">
            <text:p>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8">
            <text:p>28</text:p>
          </table:table-cell>
          <table:table-cell table:style-name="ce5" table:formula="of:=[.L39]" office:value-type="float" office:value="39.6534">
            <text:p>39,65</text:p>
          </table:table-cell>
          <table:table-cell table:style-name="ce1" table:formula="of:=1000/[.Z39]" office:value-type="float" office:value="25.2185184624774">
            <text:p>25,2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formula="of:=[.B40]+[.$D$38]" office:value-type="float" office:value="55">
            <text:p>55</text:p>
          </table:table-cell>
          <table:table-cell table:style-name="ce6" table:formula="of:=[.D40]+[.$E$38]" office:value-type="float" office:value="65">
            <text:p>65</text:p>
          </table:table-cell>
          <table:table-cell office:value-type="float" office:value="18">
            <text:p>1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241">
            <text:p>24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0.1699">
            <text:p>20,17</text:p>
          </table:table-cell>
          <table:table-cell table:style-name="ce5" table:formula="of:=2*[.K40]" office:value-type="float" office:value="40.3398">
            <text:p>40,34</text:p>
          </table:table-cell>
          <table:table-cell table:style-name="ce1" table:formula="of:=1000/[.L40]" office:value-type="float" office:value="24.7894139286759">
            <text:p>24,79</text:p>
          </table:table-cell>
          <table:table-cell table:number-columns-repeated="3"/>
          <table:table-cell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formula="of:=[.Q40]+[.$D$38]" office:value-type="float" office:value="55">
            <text:p>55</text:p>
          </table:table-cell>
          <table:table-cell table:style-name="ce6" table:formula="of:=[.S40]+[.$E$38]" office:value-type="float" office:value="65">
            <text:p>65</text:p>
          </table:table-cell>
          <table:table-cell office:value-type="float" office:value="18">
            <text:p>1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241">
            <text:p>24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0">
            <text:p>30</text:p>
          </table:table-cell>
          <table:table-cell table:style-name="ce5" table:formula="of:=[.L40]" office:value-type="float" office:value="40.3398">
            <text:p>40,34</text:p>
          </table:table-cell>
          <table:table-cell table:style-name="ce1" table:formula="of:=1000/[.Z40]" office:value-type="float" office:value="24.7894139286759">
            <text:p>24,7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6" table:formula="of:=[.B41]+[.$D$38]" office:value-type="float" office:value="60">
            <text:p>60</text:p>
          </table:table-cell>
          <table:table-cell table:style-name="ce6" table:formula="of:=[.D41]+[.$E$38]" office:value-type="float" office:value="70">
            <text:p>70</text:p>
          </table:table-cell>
          <table:table-cell office:value-type="float" office:value="36">
            <text:p>36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21">
            <text:p>22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7.7586">
            <text:p>17,76</text:p>
          </table:table-cell>
          <table:table-cell table:style-name="ce5" table:formula="of:=2*[.K41]" office:value-type="float" office:value="35.5172">
            <text:p>35,52</text:p>
          </table:table-cell>
          <table:table-cell table:style-name="ce1" table:formula="of:=1000/[.L41]" office:value-type="float" office:value="28.1553726082011">
            <text:p>28,16</text:p>
          </table:table-cell>
          <table:table-cell table:number-columns-repeated="3"/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6" table:formula="of:=[.Q41]+[.$D$38]" office:value-type="float" office:value="60">
            <text:p>60</text:p>
          </table:table-cell>
          <table:table-cell table:style-name="ce6" table:formula="of:=[.S41]+[.$E$38]" office:value-type="float" office:value="70">
            <text:p>70</text:p>
          </table:table-cell>
          <table:table-cell office:value-type="float" office:value="36">
            <text:p>36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21">
            <text:p>22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5">
            <text:p>35</text:p>
          </table:table-cell>
          <table:table-cell table:style-name="ce5" table:formula="of:=[.L41]" office:value-type="float" office:value="35.5172">
            <text:p>35,52</text:p>
          </table:table-cell>
          <table:table-cell table:style-name="ce1" table:formula="of:=1000/[.Z41]" office:value-type="float" office:value="28.1553726082011">
            <text:p>28,1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6" office:value-type="float" office:value="35">
            <text:p>35</text:p>
          </table:table-cell>
          <table:table-cell table:style-name="ce6" table:formula="of:=[.B42]+[.$D$38]" office:value-type="float" office:value="70">
            <text:p>70</text:p>
          </table:table-cell>
          <table:table-cell table:style-name="ce6" table:formula="of:=[.D42]+[.$E$38]" office:value-type="float" office:value="80">
            <text:p>80</text:p>
          </table:table-cell>
          <table:table-cell office:value-type="float" office:value="80">
            <text:p>80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176">
            <text:p>17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14.1021">
            <text:p>14,1</text:p>
          </table:table-cell>
          <table:table-cell table:style-name="ce5" table:formula="of:=2*[.K42]" office:value-type="float" office:value="28.2042">
            <text:p>28,2</text:p>
          </table:table-cell>
          <table:table-cell table:style-name="ce1" table:formula="of:=1000/[.L42]" office:value-type="float" office:value="35.4557122698038">
            <text:p>35,46</text:p>
          </table:table-cell>
          <table:table-cell table:number-columns-repeated="3"/>
          <table:table-cell office:value-type="float" office:value="30">
            <text:p>30</text:p>
          </table:table-cell>
          <table:table-cell table:style-name="ce6" office:value-type="float" office:value="35">
            <text:p>35</text:p>
          </table:table-cell>
          <table:table-cell table:style-name="ce6" table:formula="of:=[.Q42]+[.$D$38]" office:value-type="float" office:value="70">
            <text:p>70</text:p>
          </table:table-cell>
          <table:table-cell table:style-name="ce6" table:formula="of:=[.S42]+[.$E$38]" office:value-type="float" office:value="80">
            <text:p>80</text:p>
          </table:table-cell>
          <table:table-cell office:value-type="float" office:value="80">
            <text:p>80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176">
            <text:p>17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5">
            <text:p>45</text:p>
          </table:table-cell>
          <table:table-cell table:style-name="ce5" table:formula="of:=[.L42]" office:value-type="float" office:value="28.2042">
            <text:p>28,2</text:p>
          </table:table-cell>
          <table:table-cell table:style-name="ce1" table:formula="of:=1000/[.Z42]" office:value-type="float" office:value="35.4557122698038">
            <text:p>35,4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6" office:value-type="float" office:value="45">
            <text:p>45</text:p>
          </table:table-cell>
          <table:table-cell table:style-name="ce6" table:formula="of:=[.B43]+[.$D$38]" office:value-type="float" office:value="80">
            <text:p>80</text:p>
          </table:table-cell>
          <table:table-cell table:style-name="ce6" table:formula="of:=[.D43]+[.$E$38]" office:value-type="float" office:value="90">
            <text:p>90</text:p>
          </table:table-cell>
          <table:table-cell office:value-type="float" office:value="135">
            <text:p>135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1.0993">
            <text:p>11,1</text:p>
          </table:table-cell>
          <table:table-cell table:style-name="ce5" table:formula="of:=2*[.K43]" office:value-type="float" office:value="22.1986">
            <text:p>22,2</text:p>
          </table:table-cell>
          <table:table-cell table:style-name="ce1" table:formula="of:=1000/[.L43]" office:value-type="float" office:value="45.0478859027146">
            <text:p>45,05</text:p>
          </table:table-cell>
          <table:table-cell table:number-columns-repeated="3"/>
          <table:table-cell office:value-type="float" office:value="40">
            <text:p>40</text:p>
          </table:table-cell>
          <table:table-cell table:style-name="ce6" office:value-type="float" office:value="45">
            <text:p>45</text:p>
          </table:table-cell>
          <table:table-cell table:style-name="ce6" table:formula="of:=[.Q43]+[.$D$38]" office:value-type="float" office:value="80">
            <text:p>80</text:p>
          </table:table-cell>
          <table:table-cell table:style-name="ce6" table:formula="of:=[.S43]+[.$E$38]" office:value-type="float" office:value="90">
            <text:p>90</text:p>
          </table:table-cell>
          <table:table-cell office:value-type="float" office:value="135">
            <text:p>135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7">
            <text:p>47</text:p>
          </table:table-cell>
          <table:table-cell table:style-name="ce5" table:formula="of:=[.L43]" office:value-type="float" office:value="22.1986">
            <text:p>22,2</text:p>
          </table:table-cell>
          <table:table-cell table:style-name="ce1" table:formula="of:=1000/[.Z43]" office:value-type="float" office:value="45.0478859027146">
            <text:p>45,0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6" office:value-type="float" office:value="60">
            <text:p>60</text:p>
          </table:table-cell>
          <table:table-cell table:style-name="ce6" table:formula="of:=[.B44]+[.$D$38]" office:value-type="float" office:value="95">
            <text:p>95</text:p>
          </table:table-cell>
          <table:table-cell table:style-name="ce6" table:formula="of:=[.D44]+[.$E$38]" office:value-type="float" office:value="105">
            <text:p>105</text:p>
          </table:table-cell>
          <table:table-cell office:value-type="float" office:value="251">
            <text:p>251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8.45903">
            <text:p>8,46</text:p>
          </table:table-cell>
          <table:table-cell table:style-name="ce5" table:formula="of:=2*[.K44]" office:value-type="float" office:value="16.91806">
            <text:p>16,92</text:p>
          </table:table-cell>
          <table:table-cell table:style-name="ce1" table:formula="of:=1000/[.L44]" office:value-type="float" office:value="59.1084320542663">
            <text:p>59,11</text:p>
          </table:table-cell>
          <table:table-cell table:number-columns-repeated="3"/>
          <table:table-cell office:value-type="float" office:value="55">
            <text:p>55</text:p>
          </table:table-cell>
          <table:table-cell table:style-name="ce6" office:value-type="float" office:value="60">
            <text:p>60</text:p>
          </table:table-cell>
          <table:table-cell table:style-name="ce6" table:formula="of:=[.Q44]+[.$D$38]" office:value-type="float" office:value="95">
            <text:p>95</text:p>
          </table:table-cell>
          <table:table-cell table:style-name="ce6" table:formula="of:=[.S44]+[.$E$38]" office:value-type="float" office:value="105">
            <text:p>105</text:p>
          </table:table-cell>
          <table:table-cell office:value-type="float" office:value="251">
            <text:p>251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7">
            <text:p>47</text:p>
          </table:table-cell>
          <table:table-cell table:style-name="ce5" table:formula="of:=[.L44]" office:value-type="float" office:value="16.91806">
            <text:p>16,92</text:p>
          </table:table-cell>
          <table:table-cell table:style-name="ce1" table:formula="of:=1000/[.Z44]" office:value-type="float" office:value="59.1084320542663">
            <text:p>59,11</text:p>
          </table:table-cell>
          <table:table-cell table:number-columns-repeated="997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dowMapping" table:style-name="ta7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Shadow mapping</text:p>
          </table:table-cell>
          <table:table-cell/>
          <table:table-cell office:value-type="string">
            <text:p>pro 1 instanci</text:p>
          </table:table-cell>
          <table:table-cell table:number-columns-repeated="4"/>
          <table:table-cell office:value-type="string">
            <text:p>camera setup</text:p>
          </table:table-cell>
          <table:table-cell table:number-columns-repeated="1015"/>
        </table:table-row>
        <table:table-row table:style-name="ro1">
          <table:table-cell office:value-type="string">
            <text:p>MS4</text:p>
          </table:table-cell>
          <table:table-cell/>
          <table:table-cell office:value-type="string">
            <text:p>shadow map bez MS</text:p>
          </table:table-cell>
          <table:table-cell table:number-columns-repeated="5"/>
          <table:table-cell office:value-type="float" office:value="-5">
            <text:p>-5</text:p>
          </table:table-cell>
          <table:table-cell table:number-columns-repeated="2"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-0.6">
            <text:p>-0,6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LOD0 only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esolution</text:p>
          </table:table-cell>
          <table:table-cell table:style-name="ce1"/>
          <table:table-cell table:style-name="ce1" office:value-type="string">
            <text:p>fps</text:p>
          </table:table-cell>
          <table:table-cell table:style-name="ce1"/>
          <table:table-cell table:style-name="ce1" office:value-type="string">
            <text:p>frame tim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2">
            <text:p>512</text:p>
          </table:table-cell>
          <table:table-cell/>
          <table:table-cell table:style-name="ce6" office:value-type="float" office:value="221.159">
            <text:p>221,16</text:p>
          </table:table-cell>
          <table:table-cell table:style-name="ce10" table:formula="of:=[.D5]*2" office:value-type="float" office:value="442.318">
            <text:p>442,32</text:p>
          </table:table-cell>
          <table:table-cell table:number-columns-repeated="4"/>
          <table:table-cell office:value-type="string">
            <text:p>fps</text:p>
          </table:table-cell>
          <table:table-cell table:number-columns-repeated="4"/>
          <table:table-cell>
            <draw:frame table:end-cell-address="ShadowMapping.T19" table:end-x="0.712cm" table:end-y="0.359cm" draw:z-index="0" draw:style-name="gr1" svg:width="7.999cm" svg:height="6.999cm" svg:x="1.219cm" svg:y="0.273cm">
              <draw:object draw:notify-on-update-of-ranges="ShadowMapping.J7:ShadowMapping.J9 ShadowMapping.K6:ShadowMapping.K6 ShadowMapping.K7:ShadowMapping.K9 ShadowMapping.L6:ShadowMapping.L6 ShadowMapping.L7:ShadowMapping.L9 ShadowMapping.M6:ShadowMapping.M6 ShadowMapping.M7:ShadowMapping.M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/>
          <table:table-cell office:value-type="float" office:value="1024">
            <text:p>1024</text:p>
          </table:table-cell>
          <table:table-cell/>
          <table:table-cell table:style-name="ce6" office:value-type="float" office:value="204.604">
            <text:p>204,6</text:p>
          </table:table-cell>
          <table:table-cell table:style-name="ce10" table:formula="of:=[.D6]*2" office:value-type="float" office:value="409.208">
            <text:p>409,21</text:p>
          </table:table-cell>
          <table:table-cell table:number-columns-repeated="5"/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48">
            <text:p>2048</text:p>
          </table:table-cell>
          <table:table-cell/>
          <table:table-cell table:style-name="ce6" office:value-type="float" office:value="181.723">
            <text:p>181,72</text:p>
          </table:table-cell>
          <table:table-cell table:style-name="ce10" table:formula="of:=[.D7]*2" office:value-type="float" office:value="363.446">
            <text:p>363,45</text:p>
          </table:table-cell>
          <table:table-cell table:number-columns-repeated="4"/>
          <table:table-cell office:value-type="string">
            <text:p>LOD0</text:p>
          </table:table-cell>
          <table:table-cell table:style-name="ce10" table:formula="of:=[.E5]" office:value-type="float" office:value="442.318">
            <text:p>442,32</text:p>
          </table:table-cell>
          <table:table-cell table:formula="of:=[.E6]" office:value-type="float" office:value="409.208">
            <text:p>409,21</text:p>
          </table:table-cell>
          <table:table-cell table:formula="of:=[.E7]" office:value-type="float" office:value="363.446">
            <text:p>363,4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LOD1, depth change</text:p>
          </table:table-cell>
          <table:table-cell table:formula="of:=[.E11]" office:value-type="float" office:value="311.578">
            <text:p>311,58</text:p>
          </table:table-cell>
          <table:table-cell table:formula="of:=[.E12]" office:value-type="float" office:value="324.724">
            <text:p>324,72</text:p>
          </table:table-cell>
          <table:table-cell table:formula="of:=[.E13]" office:value-type="float" office:value="167.1936">
            <text:p>167,19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LOD1 only</text:p>
          </table:table-cell>
          <table:table-cell office:value-type="string">
            <text:p>shadowMap frag.z change</text:p>
          </table:table-cell>
          <table:table-cell table:number-columns-repeated="6"/>
          <table:table-cell office:value-type="string">
            <text:p>LOD1, simple</text:p>
          </table:table-cell>
          <table:table-cell table:formula="of:=[.E18]" office:value-type="float" office:value="304.95">
            <text:p>304,95</text:p>
          </table:table-cell>
          <table:table-cell table:formula="of:=[.E19]" office:value-type="float" office:value="331.468">
            <text:p>331,47</text:p>
          </table:table-cell>
          <table:table-cell table:formula="of:=[.E20]" office:value-type="float" office:value="174.2262">
            <text:p>174,23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>
            <text:p>resolution</text:p>
          </table:table-cell>
          <table:table-cell table:style-name="ce1"/>
          <table:table-cell table:style-name="ce1" office:value-type="string">
            <text:p>fps</text:p>
          </table:table-cell>
          <table:table-cell table:style-name="ce1"/>
          <table:table-cell table:style-name="ce1" office:value-type="string">
            <text:p>frame tim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2">
            <text:p>512</text:p>
          </table:table-cell>
          <table:table-cell/>
          <table:table-cell table:style-name="ce6" office:value-type="float" office:value="155.789">
            <text:p>155,79</text:p>
          </table:table-cell>
          <table:table-cell table:style-name="ce10" table:formula="of:=[.D11]*2" office:value-type="float" office:value="311.578">
            <text:p>311,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24">
            <text:p>1024</text:p>
          </table:table-cell>
          <table:table-cell/>
          <table:table-cell table:style-name="ce6" office:value-type="float" office:value="162.362">
            <text:p>162,36</text:p>
          </table:table-cell>
          <table:table-cell table:style-name="ce10" table:formula="of:=[.D12]*2" office:value-type="float" office:value="324.724">
            <text:p>324,72</text:p>
          </table:table-cell>
          <table:table-cell table:number-columns-repeated="4"/>
          <table:table-cell office:value-type="string">
            <text:p>rt</text:p>
          </table:table-cell>
          <table:table-cell office:value-type="string">
            <text:p>(ms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48">
            <text:p>2048</text:p>
          </table:table-cell>
          <table:table-cell/>
          <table:table-cell table:style-name="ce6" office:value-type="float" office:value="83.5968">
            <text:p>83,6</text:p>
          </table:table-cell>
          <table:table-cell table:style-name="ce10" table:formula="of:=[.D13]*2" office:value-type="float" office:value="167.1936">
            <text:p>167,19</text:p>
          </table:table-cell>
          <table:table-cell table:number-columns-repeated="5"/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LOD0</text:p>
          </table:table-cell>
          <table:table-cell table:style-name="ce10" table:formula="of:=1000/[.K7]" office:value-type="float" office:value="2.26081687835449">
            <text:p>2,26</text:p>
          </table:table-cell>
          <table:table-cell table:style-name="ce10" table:formula="of:=1000/[.L7]" office:value-type="float" office:value="2.44374499032277">
            <text:p>2,44</text:p>
          </table:table-cell>
          <table:table-cell table:style-name="ce11" table:formula="of:=1000/[.M7]" office:value-type="float" office:value="2.75144037903843">
            <text:p>2,7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LOD1, depth change</text:p>
          </table:table-cell>
          <table:table-cell table:style-name="ce10" table:formula="of:=1000/[.K8]" office:value-type="float" office:value="3.20946921798073">
            <text:p>3,21</text:p>
          </table:table-cell>
          <table:table-cell table:style-name="ce10" table:formula="of:=1000/[.L8]" office:value-type="float" office:value="3.07953831561572">
            <text:p>3,08</text:p>
          </table:table-cell>
          <table:table-cell table:style-name="ce11" table:formula="of:=1000/[.M8]" office:value-type="float" office:value="5.98109018527025">
            <text:p>5,9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LOD1 only</text:p>
          </table:table-cell>
          <table:table-cell office:value-type="string">
            <text:p>shadowMap frag.z from slice</text:p>
          </table:table-cell>
          <table:table-cell table:number-columns-repeated="6"/>
          <table:table-cell office:value-type="string">
            <text:p>LOD1, simple</text:p>
          </table:table-cell>
          <table:table-cell table:style-name="ce10" table:formula="of:=1000/[.K9]" office:value-type="float" office:value="3.27922610263978">
            <text:p>3,28</text:p>
          </table:table-cell>
          <table:table-cell table:style-name="ce10" table:formula="of:=1000/[.L9]" office:value-type="float" office:value="3.01688247432633">
            <text:p>3,02</text:p>
          </table:table-cell>
          <table:table-cell table:style-name="ce11" table:formula="of:=1000/[.M9]" office:value-type="float" office:value="5.73966487244743">
            <text:p>5,74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>
            <text:p>resolution</text:p>
          </table:table-cell>
          <table:table-cell table:style-name="ce1"/>
          <table:table-cell table:style-name="ce1" office:value-type="string">
            <text:p>fps</text:p>
          </table:table-cell>
          <table:table-cell table:style-name="ce1"/>
          <table:table-cell table:style-name="ce1" office:value-type="string">
            <text:p>frame tim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2">
            <text:p>512</text:p>
          </table:table-cell>
          <table:table-cell/>
          <table:table-cell table:style-name="ce6" office:value-type="float" office:value="152.475">
            <text:p>152,48</text:p>
          </table:table-cell>
          <table:table-cell table:style-name="ce10" table:formula="of:=[.D18]*2" office:value-type="float" office:value="304.95">
            <text:p>304,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24">
            <text:p>1024</text:p>
          </table:table-cell>
          <table:table-cell/>
          <table:table-cell table:style-name="ce6" office:value-type="float" office:value="165.734">
            <text:p>165,73</text:p>
          </table:table-cell>
          <table:table-cell table:style-name="ce10" table:formula="of:=[.D19]*2" office:value-type="float" office:value="331.468">
            <text:p>331,47</text:p>
          </table:table-cell>
          <table:table-cell table:number-columns-repeated="5"/>
          <table:table-cell office:value-type="string">
            <text:p>LOD0</text:p>
          </table:table-cell>
          <table:table-cell office:value-type="string">
            <text:p>LOD1 (depth change)</text:p>
          </table:table-cell>
          <table:table-cell office:value-type="string">
            <text:p>LOD1 simpl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48">
            <text:p>2048</text:p>
          </table:table-cell>
          <table:table-cell/>
          <table:table-cell table:style-name="ce6" office:value-type="float" office:value="87.1131">
            <text:p>87,11</text:p>
          </table:table-cell>
          <table:table-cell table:style-name="ce10" table:formula="of:=[.D20]*2" office:value-type="float" office:value="174.2262">
            <text:p>174,23</text:p>
          </table:table-cell>
          <table:table-cell table:number-columns-repeated="4"/>
          <table:table-cell office:value-type="float" office:value="512">
            <text:p>512</text:p>
          </table:table-cell>
          <table:table-cell office:value-type="float" office:value="2.26081687835449">
            <text:p>2,26</text:p>
          </table:table-cell>
          <table:table-cell office:value-type="float" office:value="3.20946921798073">
            <text:p>3,21</text:p>
          </table:table-cell>
          <table:table-cell office:value-type="float" office:value="3.27922610263978">
            <text:p>3,2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024">
            <text:p>1024</text:p>
          </table:table-cell>
          <table:table-cell office:value-type="float" office:value="2.44374499032277">
            <text:p>2,44</text:p>
          </table:table-cell>
          <table:table-cell office:value-type="float" office:value="3.07953831561572">
            <text:p>3,08</text:p>
          </table:table-cell>
          <table:table-cell office:value-type="float" office:value="3.01688247432633">
            <text:p>3,02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2048">
            <text:p>2048</text:p>
          </table:table-cell>
          <table:table-cell office:value-type="float" office:value="2.75144037903843">
            <text:p>2,75</text:p>
          </table:table-cell>
          <table:table-cell office:value-type="float" office:value="5.98109018527025">
            <text:p>5,98</text:p>
          </table:table-cell>
          <table:table-cell office:value-type="float" office:value="5.73966487244743">
            <text:p>5,74</text:p>
          </table:table-cell>
          <table:table-cell table:number-columns-repeated="1011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orm" table:style-name="ta8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xed scene</text:p>
          </table:table-cell>
          <table:table-cell/>
          <table:table-cell office:value-type="float" office:value="-27.37">
            <text:p>-27,37</text:p>
          </table:table-cell>
          <table:table-cell office:value-type="float" office:value="15.17">
            <text:p>15,17</text:p>
          </table:table-cell>
          <table:table-cell office:value-type="float" office:value="20.59">
            <text:p>20,59</text:p>
          </table:table-cell>
          <table:table-cell office:value-type="float" office:value="0.68">
            <text:p>0,68</text:p>
          </table:table-cell>
          <table:table-cell office:value-type="float" office:value="-0.38">
            <text:p>-0,38</text:p>
          </table:table-cell>
          <table:table-cell office:value-type="float" office:value="-0.63">
            <text:p>-0,6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vailable LODs</text:p>
          </table:table-cell>
          <table:table-cell table:number-columns-repeated="7"/>
          <table:table-cell office:value-type="string">
            <text:p>LOD0</text:p>
          </table:table-cell>
          <table:table-cell office:value-type="string">
            <text:p>LOD1</text:p>
          </table:table-cell>
          <table:table-cell office:value-type="string">
            <text:p>LOD2</text:p>
          </table:table-cell>
          <table:table-cell office:value-type="string">
            <text:p>LOD01</text:p>
          </table:table-cell>
          <table:table-cell office:value-type="string">
            <text:p>LOD1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ount 100</text:p>
          </table:table-cell>
          <table:table-cell office:value-type="string">
            <text:p>tresholds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13"/>
          <table:table-cell>
            <draw:frame table:end-cell-address="deform.AJ20" table:end-x="0.314cm" table:end-y="0.155cm" draw:z-index="0" draw:style-name="gr1" svg:width="13.457cm" svg:height="7.679cm" svg:x="0.466cm" svg:y="0.377cm">
              <draw:object draw:notify-on-update-of-ranges="deform.R11:deform.U11 deform.Q12:deform.Q12 deform.R12:deform.U12 deform.Q13:deform.Q13 deform.R13:deform.U13 deform.Q14:deform.Q14 deform.R14:deform.U14 deform.Q15:deform.Q15 deform.R15:deform.U1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>
            <text:p>LOD0</text:p>
          </table:table-cell>
          <table:table-cell table:style-name="ce12"/>
          <table:table-cell table:style-name="ce12"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eaves</text:p>
          </table:table-cell>
          <table:table-cell/>
          <table:table-cell table:style-name="ce6" office:value-type="float" office:value="17.9347">
            <text:p>17,93</text:p>
          </table:table-cell>
          <table:table-cell table:formula="of:=2*[.D7]" office:value-type="float" office:value="35.8694">
            <text:p>35,8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>
            <text:p>LOD1</text:p>
          </table:table-cell>
          <table:table-cell table:number-columns-repeated="14"/>
          <table:table-cell office:value-type="string">
            <text:p>LOD1</text:p>
          </table:table-cell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100">
            <text:p>10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0">
            <text:p>10</text:p>
          </table:table-cell>
          <table:table-cell table:number-columns-repeated="2"/>
          <table:table-cell office:value-type="string">
            <text:p>2x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>
            <text:p>max level deform</text:p>
          </table:table-cell>
          <table:table-cell table:style-name="ce6"/>
          <table:table-cell table:style-name="ce6" office:value-type="string">
            <text:p>fps</text:p>
          </table:table-cell>
          <table:table-cell table:style-name="ce6" table:number-columns-repeated="3"/>
          <table:table-cell table:number-columns-repeated="2"/>
          <table:table-cell office:value-type="string">
            <text:p>max level deform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999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44.21">
            <text:p>44,21</text:p>
          </table:table-cell>
          <table:table-cell table:style-name="ce6" office:value-type="float" office:value="78.6831">
            <text:p>78,68</text:p>
          </table:table-cell>
          <table:table-cell table:style-name="ce6" office:value-type="float" office:value="147.58">
            <text:p>147,58</text:p>
          </table:table-cell>
          <table:table-cell table:style-name="ce6" office:value-type="float" office:value="322.917">
            <text:p>322,92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formula="of:=[.D12]*2" office:value-type="float" office:value="88.42">
            <text:p>88,42</text:p>
          </table:table-cell>
          <table:table-cell table:formula="of:=[.E12]*2" office:value-type="float" office:value="157.3662">
            <text:p>157,37</text:p>
          </table:table-cell>
          <table:table-cell table:formula="of:=[.F12]*2" office:value-type="float" office:value="295.16">
            <text:p>295,16</text:p>
          </table:table-cell>
          <table:table-cell table:formula="of:=[.G12]*2" office:value-type="float" office:value="645.834">
            <text:p>645,83</text:p>
          </table:table-cell>
          <table:table-cell/>
          <table:table-cell office:value-type="string">
            <text:p>bez animace</text:p>
          </table:table-cell>
          <table:table-cell table:formula="of:=1000/[.O12]" office:value-type="float" office:value="1.54838549844078">
            <text:p>1,55</text:p>
          </table:table-cell>
          <table:table-cell table:formula="of:=1000/[.N12]" office:value-type="float" office:value="3.38799295297466">
            <text:p>3,39</text:p>
          </table:table-cell>
          <table:table-cell table:formula="of:=1000/[.M12]" office:value-type="float" office:value="6.35460473723074">
            <text:p>6,35</text:p>
          </table:table-cell>
          <table:table-cell table:formula="of:=1000/[.L12]" office:value-type="float" office:value="11.3096584483149">
            <text:p>11,31</text:p>
          </table:table-cell>
          <table:table-cell office:value-type="float" office:value="0.678528245095259">
            <text:p>0,68</text:p>
          </table:table-cell>
          <table:table-cell office:value-type="float" office:value="0.997168042758566">
            <text:p>1</text:p>
          </table:table-cell>
          <table:table-cell office:value-type="float" office:value="1.73028940820642">
            <text:p>1,73</text:p>
          </table:table-cell>
          <table:table-cell office:value-type="float" office:value="2.68375683016113">
            <text:p>2,68</text:p>
          </table:table-cell>
          <table:table-cell table:number-columns-repeated="999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35.8129">
            <text:p>35,81</text:p>
          </table:table-cell>
          <table:table-cell table:style-name="ce6" office:value-type="float" office:value="61.451">
            <text:p>61,45</text:p>
          </table:table-cell>
          <table:table-cell table:style-name="ce6" office:value-type="float" office:value="110.943">
            <text:p>110,94</text:p>
          </table:table-cell>
          <table:table-cell table:style-name="ce6" office:value-type="float" office:value="189.463">
            <text:p>189,46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D13]*2" office:value-type="float" office:value="71.6258">
            <text:p>71,63</text:p>
          </table:table-cell>
          <table:table-cell table:formula="of:=[.E13]*2" office:value-type="float" office:value="122.902">
            <text:p>122,9</text:p>
          </table:table-cell>
          <table:table-cell table:formula="of:=[.F13]*2" office:value-type="float" office:value="221.886">
            <text:p>221,89</text:p>
          </table:table-cell>
          <table:table-cell table:formula="of:=[.G13]*2" office:value-type="float" office:value="378.926">
            <text:p>378,93</text:p>
          </table:table-cell>
          <table:table-cell/>
          <table:table-cell office:value-type="string">
            <text:p>kmen</text:p>
          </table:table-cell>
          <table:table-cell table:formula="of:=1000/[.O13]" office:value-type="float" office:value="2.6390377012926">
            <text:p>2,64</text:p>
          </table:table-cell>
          <table:table-cell table:formula="of:=1000/[.N13]" office:value-type="float" office:value="4.50681881686992">
            <text:p>4,51</text:p>
          </table:table-cell>
          <table:table-cell table:formula="of:=1000/[.M13]" office:value-type="float" office:value="8.13656409171535">
            <text:p>8,14</text:p>
          </table:table-cell>
          <table:table-cell table:formula="of:=1000/[.L13]" office:value-type="float" office:value="13.9614496452396">
            <text:p>13,96</text:p>
          </table:table-cell>
          <table:table-cell office:value-type="float" office:value="1.34868678367873">
            <text:p>1,35</text:p>
          </table:table-cell>
          <table:table-cell office:value-type="float" office:value="1.74220884205832">
            <text:p>1,74</text:p>
          </table:table-cell>
          <table:table-cell office:value-type="float" office:value="3.07465256426024">
            <text:p>3,07</text:p>
          </table:table-cell>
          <table:table-cell office:value-type="float" office:value="4.46855478001305">
            <text:p>4,47</text:p>
          </table:table-cell>
          <table:table-cell table:number-columns-repeated="999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1.2532">
            <text:p>21,25</text:p>
          </table:table-cell>
          <table:table-cell table:style-name="ce6" office:value-type="float" office:value="35.1595">
            <text:p>35,16</text:p>
          </table:table-cell>
          <table:table-cell table:style-name="ce6" office:value-type="float" office:value="64.6623">
            <text:p>64,66</text:p>
          </table:table-cell>
          <table:table-cell table:style-name="ce6" office:value-type="float" office:value="130.118">
            <text:p>130,1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[.D14]*2" office:value-type="float" office:value="42.5064">
            <text:p>42,51</text:p>
          </table:table-cell>
          <table:table-cell table:formula="of:=[.E14]*2" office:value-type="float" office:value="70.319">
            <text:p>70,32</text:p>
          </table:table-cell>
          <table:table-cell table:formula="of:=[.F14]*2" office:value-type="float" office:value="129.3246">
            <text:p>129,32</text:p>
          </table:table-cell>
          <table:table-cell table:formula="of:=[.G14]*2" office:value-type="float" office:value="260.236">
            <text:p>260,24</text:p>
          </table:table-cell>
          <table:table-cell/>
          <table:table-cell office:value-type="string">
            <text:p>hlavní větve</text:p>
          </table:table-cell>
          <table:table-cell table:formula="of:=1000/[.O14]" office:value-type="float" office:value="3.84266588788638">
            <text:p>3,84</text:p>
          </table:table-cell>
          <table:table-cell table:formula="of:=1000/[.N14]" office:value-type="float" office:value="7.73248090463841">
            <text:p>7,73</text:p>
          </table:table-cell>
          <table:table-cell table:formula="of:=1000/[.M14]" office:value-type="float" office:value="14.2209075783217">
            <text:p>14,22</text:p>
          </table:table-cell>
          <table:table-cell table:formula="of:=1000/[.L14]" office:value-type="float" office:value="23.5258690456025">
            <text:p>23,53</text:p>
          </table:table-cell>
          <table:table-cell office:value-type="float" office:value="1.38862273619778">
            <text:p>1,39</text:p>
          </table:table-cell>
          <table:table-cell office:value-type="float" office:value="3.05898331630499">
            <text:p>3,06</text:p>
          </table:table-cell>
          <table:table-cell office:value-type="float" office:value="3.82757538409719">
            <text:p>3,83</text:p>
          </table:table-cell>
          <table:table-cell office:value-type="float" office:value="4.74856355952324">
            <text:p>4,75</text:p>
          </table:table-cell>
          <table:table-cell table:number-columns-repeated="999"/>
        </table:table-row>
        <table:table-row table:style-name="ro1">
          <table:table-cell/>
          <table:table-cell table:style-name="ce6" office:value-type="string">
            <text:p>leaf noise</text:p>
          </table:table-cell>
          <table:table-cell table:style-name="ce6"/>
          <table:table-cell table:style-name="ce6" office:value-type="float" office:value="16.1656">
            <text:p>16,17</text:p>
          </table:table-cell>
          <table:table-cell table:style-name="ce6" office:value-type="float" office:value="29.5712">
            <text:p>29,57</text:p>
          </table:table-cell>
          <table:table-cell table:style-name="ce6" office:value-type="float" office:value="59.168">
            <text:p>59,17</text:p>
          </table:table-cell>
          <table:table-cell table:style-name="ce6" office:value-type="float" office:value="124.87">
            <text:p>124,87</text:p>
          </table:table-cell>
          <table:table-cell table:number-columns-repeated="2"/>
          <table:table-cell office:value-type="string">
            <text:p>leaf noise</text:p>
          </table:table-cell>
          <table:table-cell/>
          <table:table-cell table:formula="of:=[.D15]*2" office:value-type="float" office:value="32.3312">
            <text:p>32,33</text:p>
          </table:table-cell>
          <table:table-cell table:formula="of:=[.E15]*2" office:value-type="float" office:value="59.1424">
            <text:p>59,14</text:p>
          </table:table-cell>
          <table:table-cell table:formula="of:=[.F15]*2" office:value-type="float" office:value="118.336">
            <text:p>118,34</text:p>
          </table:table-cell>
          <table:table-cell table:formula="of:=[.G15]*2" office:value-type="float" office:value="249.74">
            <text:p>249,74</text:p>
          </table:table-cell>
          <table:table-cell/>
          <table:table-cell office:value-type="string">
            <text:p>listy</text:p>
          </table:table-cell>
          <table:table-cell table:formula="of:=1000/[.O15]" office:value-type="float" office:value="4.00416433090414">
            <text:p>4</text:p>
          </table:table-cell>
          <table:table-cell table:formula="of:=1000/[.N15]" office:value-type="float" office:value="8.45051379123851">
            <text:p>8,45</text:p>
          </table:table-cell>
          <table:table-cell table:formula="of:=1000/[.M15]" office:value-type="float" office:value="16.9083432528947">
            <text:p>16,91</text:p>
          </table:table-cell>
          <table:table-cell table:formula="of:=1000/[.L15]" office:value-type="float" office:value="30.9298757856188">
            <text:p>30,93</text:p>
          </table:table-cell>
          <table:table-cell office:value-type="float" office:value="1.79169727482845">
            <text:p>1,79</text:p>
          </table:table-cell>
          <table:table-cell office:value-type="float" office:value="3.66152832192157">
            <text:p>3,66</text:p>
          </table:table-cell>
          <table:table-cell office:value-type="float" office:value="4.13883301464319">
            <text:p>4,14</text:p>
          </table:table-cell>
          <table:table-cell office:value-type="float" office:value="6.44388855165872">
            <text:p>6,44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LOD2</text:p>
          </table:table-cell>
          <table:table-cell table:number-columns-repeated="14"/>
          <table:table-cell office:value-type="string">
            <text:p>LOD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max level deform</text:p>
          </table:table-cell>
          <table:table-cell table:style-name="ce6"/>
          <table:table-cell table:style-name="ce6" office:value-type="string">
            <text:p>fps</text:p>
          </table:table-cell>
          <table:table-cell table:style-name="ce6" table:number-columns-repeated="3"/>
          <table:table-cell/>
          <table:table-cell table:style-name="ce6"/>
          <table:table-cell office:value-type="string">
            <text:p>max level deform</text:p>
          </table:table-cell>
          <table:table-cell/>
          <table:table-cell office:value-type="string">
            <text:p>fps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186.306">
            <text:p>186,31</text:p>
          </table:table-cell>
          <table:table-cell table:style-name="ce6" office:value-type="float" office:value="288.969">
            <text:p>288,97</text:p>
          </table:table-cell>
          <table:table-cell table:style-name="ce6" office:value-type="float" office:value="501.42">
            <text:p>501,42</text:p>
          </table:table-cell>
          <table:table-cell table:style-name="ce6" office:value-type="float" office:value="736.889">
            <text:p>736,89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formula="of:=[.D21]*2" office:value-type="float" office:value="372.612">
            <text:p>372,61</text:p>
          </table:table-cell>
          <table:table-cell table:formula="of:=[.E21]*2" office:value-type="float" office:value="577.938">
            <text:p>577,94</text:p>
          </table:table-cell>
          <table:table-cell table:formula="of:=[.F21]*2" office:value-type="float" office:value="1002.84">
            <text:p>1002,84</text:p>
          </table:table-cell>
          <table:table-cell table:formula="of:=[.G21]*2" office:value-type="float" office:value="1473.778">
            <text:p>1473,78</text:p>
          </table:table-cell>
          <table:table-cell/>
          <table:table-cell office:value-type="string">
            <text:p>bez animace</text:p>
          </table:table-cell>
          <table:table-cell table:formula="of:=1000/[.O21]" office:value-type="float" office:value="0.678528245095259">
            <text:p>0,68</text:p>
          </table:table-cell>
          <table:table-cell table:formula="of:=1000/[.N21]" office:value-type="float" office:value="0.997168042758566">
            <text:p>1</text:p>
          </table:table-cell>
          <table:table-cell table:formula="of:=1000/[.M21]" office:value-type="float" office:value="1.73028940820642">
            <text:p>1,73</text:p>
          </table:table-cell>
          <table:table-cell table:formula="of:=1000/[.L21]" office:value-type="float" office:value="2.68375683016113">
            <text:p>2,68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11.893">
            <text:p>111,89</text:p>
          </table:table-cell>
          <table:table-cell table:style-name="ce6" office:value-type="float" office:value="162.62">
            <text:p>162,62</text:p>
          </table:table-cell>
          <table:table-cell table:style-name="ce6" office:value-type="float" office:value="286.992">
            <text:p>286,99</text:p>
          </table:table-cell>
          <table:table-cell table:style-name="ce6" office:value-type="float" office:value="370.731">
            <text:p>370,7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D22]*2" office:value-type="float" office:value="223.786">
            <text:p>223,79</text:p>
          </table:table-cell>
          <table:table-cell table:formula="of:=[.E22]*2" office:value-type="float" office:value="325.24">
            <text:p>325,24</text:p>
          </table:table-cell>
          <table:table-cell table:formula="of:=[.F22]*2" office:value-type="float" office:value="573.984">
            <text:p>573,98</text:p>
          </table:table-cell>
          <table:table-cell table:formula="of:=[.G22]*2" office:value-type="float" office:value="741.462">
            <text:p>741,46</text:p>
          </table:table-cell>
          <table:table-cell/>
          <table:table-cell office:value-type="string">
            <text:p>kmen</text:p>
          </table:table-cell>
          <table:table-cell table:formula="of:=1000/[.O22]" office:value-type="float" office:value="1.34868678367873">
            <text:p>1,35</text:p>
          </table:table-cell>
          <table:table-cell table:formula="of:=1000/[.N22]" office:value-type="float" office:value="1.74220884205832">
            <text:p>1,74</text:p>
          </table:table-cell>
          <table:table-cell table:formula="of:=1000/[.M22]" office:value-type="float" office:value="3.07465256426024">
            <text:p>3,07</text:p>
          </table:table-cell>
          <table:table-cell table:formula="of:=1000/[.L22]" office:value-type="float" office:value="4.46855478001305">
            <text:p>4,47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05.295">
            <text:p>105,3</text:p>
          </table:table-cell>
          <table:table-cell table:style-name="ce6" office:value-type="float" office:value="130.631">
            <text:p>130,63</text:p>
          </table:table-cell>
          <table:table-cell table:style-name="ce6" office:value-type="float" office:value="163.453">
            <text:p>163,45</text:p>
          </table:table-cell>
          <table:table-cell table:style-name="ce6" office:value-type="float" office:value="360.069">
            <text:p>360,07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[.D23]*2" office:value-type="float" office:value="210.59">
            <text:p>210,59</text:p>
          </table:table-cell>
          <table:table-cell table:formula="of:=[.E23]*2" office:value-type="float" office:value="261.262">
            <text:p>261,26</text:p>
          </table:table-cell>
          <table:table-cell table:formula="of:=[.F23]*2" office:value-type="float" office:value="326.906">
            <text:p>326,91</text:p>
          </table:table-cell>
          <table:table-cell table:formula="of:=[.G23]*2" office:value-type="float" office:value="720.138">
            <text:p>720,14</text:p>
          </table:table-cell>
          <table:table-cell/>
          <table:table-cell office:value-type="string">
            <text:p>hlavní větve</text:p>
          </table:table-cell>
          <table:table-cell table:formula="of:=1000/[.O23]" office:value-type="float" office:value="1.38862273619778">
            <text:p>1,39</text:p>
          </table:table-cell>
          <table:table-cell table:formula="of:=1000/[.N23]" office:value-type="float" office:value="3.05898331630499">
            <text:p>3,06</text:p>
          </table:table-cell>
          <table:table-cell table:formula="of:=1000/[.M23]" office:value-type="float" office:value="3.82757538409719">
            <text:p>3,83</text:p>
          </table:table-cell>
          <table:table-cell table:formula="of:=1000/[.L23]" office:value-type="float" office:value="4.74856355952324">
            <text:p>4,7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string">
            <text:p>leaf noise</text:p>
          </table:table-cell>
          <table:table-cell table:style-name="ce6"/>
          <table:table-cell table:style-name="ce6" office:value-type="float" office:value="77.5929">
            <text:p>77,59</text:p>
          </table:table-cell>
          <table:table-cell table:style-name="ce6" office:value-type="float" office:value="120.807">
            <text:p>120,81</text:p>
          </table:table-cell>
          <table:table-cell table:style-name="ce6" office:value-type="float" office:value="136.555">
            <text:p>136,56</text:p>
          </table:table-cell>
          <table:table-cell table:style-name="ce6" office:value-type="float" office:value="279.065">
            <text:p>279,07</text:p>
          </table:table-cell>
          <table:table-cell table:number-columns-repeated="2"/>
          <table:table-cell office:value-type="string">
            <text:p>leaf noise</text:p>
          </table:table-cell>
          <table:table-cell/>
          <table:table-cell table:formula="of:=[.D24]*2" office:value-type="float" office:value="155.1858">
            <text:p>155,19</text:p>
          </table:table-cell>
          <table:table-cell table:formula="of:=[.E24]*2" office:value-type="float" office:value="241.614">
            <text:p>241,61</text:p>
          </table:table-cell>
          <table:table-cell table:formula="of:=[.F24]*2" office:value-type="float" office:value="273.11">
            <text:p>273,11</text:p>
          </table:table-cell>
          <table:table-cell table:formula="of:=[.G24]*2" office:value-type="float" office:value="558.13">
            <text:p>558,13</text:p>
          </table:table-cell>
          <table:table-cell/>
          <table:table-cell office:value-type="string">
            <text:p>listy</text:p>
          </table:table-cell>
          <table:table-cell table:formula="of:=1000/[.O24]" office:value-type="float" office:value="1.79169727482845">
            <text:p>1,79</text:p>
          </table:table-cell>
          <table:table-cell table:formula="of:=1000/[.N24]" office:value-type="float" office:value="3.66152832192157">
            <text:p>3,66</text:p>
          </table:table-cell>
          <table:table-cell table:formula="of:=1000/[.M24]" office:value-type="float" office:value="4.13883301464319">
            <text:p>4,14</text:p>
          </table:table-cell>
          <table:table-cell table:formula="of:=1000/[.L24]" office:value-type="float" office:value="6.44388855165872">
            <text:p>6,44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>
            <draw:frame table:end-cell-address="deform.AF42" table:end-x="0.51cm" table:end-y="0.126cm" draw:z-index="1" draw:style-name="gr1" svg:width="13.457cm" svg:height="7.679cm" svg:x="0.662cm" svg:y="0.347cm">
              <draw:object draw:notify-on-update-of-ranges="deform.R20:deform.U20 deform.Q21:deform.Q21 deform.R21:deform.U21 deform.Q22:deform.Q22 deform.R22:deform.U22 deform.Q23:deform.Q23 deform.R23:deform.U23 deform.Q24:deform.Q24 deform.R24:deform.U2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00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0" table:print="false">
        <office:forms form:automatic-focus="false" form:apply-design-mode="false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" table:number-columns-repeated="5" table:default-cell-style-name="Excel_20_Built-in_20_Normal"/>
        <table:table-column table:style-name="co17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xed scene</text:p>
          </table:table-cell>
          <table:table-cell/>
          <table:table-cell office:value-type="float" office:value="-27.37">
            <text:p>-27,37</text:p>
          </table:table-cell>
          <table:table-cell office:value-type="float" office:value="15.17">
            <text:p>15,17</text:p>
          </table:table-cell>
          <table:table-cell office:value-type="float" office:value="20.59">
            <text:p>20,59</text:p>
          </table:table-cell>
          <table:table-cell office:value-type="float" office:value="0.68">
            <text:p>0,68</text:p>
          </table:table-cell>
          <table:table-cell office:value-type="float" office:value="-0.38">
            <text:p>-0,38</text:p>
          </table:table-cell>
          <table:table-cell office:value-type="float" office:value="-0.63">
            <text:p>-0,6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vailable LODs</text:p>
          </table:table-cell>
          <table:table-cell table:number-columns-repeated="7"/>
          <table:table-cell office:value-type="string">
            <text:p>LOD0</text:p>
          </table:table-cell>
          <table:table-cell office:value-type="string">
            <text:p>LOD1</text:p>
          </table:table-cell>
          <table:table-cell office:value-type="string">
            <text:p>LOD2</text:p>
          </table:table-cell>
          <table:table-cell office:value-type="string">
            <text:p>LOD01</text:p>
          </table:table-cell>
          <table:table-cell office:value-type="string">
            <text:p>LOD1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ount 100</text:p>
          </table:table-cell>
          <table:table-cell office:value-type="string">
            <text:p>tresholds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fps</text:p>
          </table:table-cell>
          <table:table-cell office:value-type="string">
            <text:p>2x</text:p>
          </table:table-cell>
          <table:table-cell office:value-type="string">
            <text:p>rt</text:p>
          </table:table-cell>
          <table:table-cell office:value-type="string">
            <text:p>diff</text:p>
          </table:table-cell>
          <table:table-cell table:number-columns-repeated="1016"/>
        </table:table-row>
        <table:table-row table:style-name="ro1">
          <table:table-cell table:formula="of:=[.J6]" office:value-type="string" office:string-value="bez stromů">
            <text:p>bez stromů</text:p>
          </table:table-cell>
          <table:table-cell office:value-type="string">
            <text:p>prázdné</text:p>
          </table:table-cell>
          <table:table-cell table:number-columns-repeated="2"/>
          <table:table-cell table:style-name="ce6" office:value-type="float" office:value="1192.38">
            <text:p>1192,38</text:p>
          </table:table-cell>
          <table:table-cell table:formula="of:=2*[.E6]" office:value-type="float" office:value="2384.76">
            <text:p>2384,76</text:p>
          </table:table-cell>
          <table:table-cell table:formula="of:=1000/[.F6]" office:value-type="float" office:value="0.419329408410071">
            <text:p>0,42</text:p>
          </table:table-cell>
          <table:table-cell table:style-name="ce13" table:formula="of:=[.G6]" office:value-type="float" office:value="0.419329408410071">
            <text:p>0,42</text:p>
          </table:table-cell>
          <table:table-cell table:style-name="ce15" table:formula="of:=1/[.H$11]*[.H6]" office:value-type="percentage" office:value="0.0145903151679834">
            <text:p>1,46%</text:p>
          </table:table-cell>
          <table:table-cell office:value-type="string">
            <text:p>bez stromů</text:p>
          </table:table-cell>
          <table:table-cell table:number-columns-repeated="1014"/>
        </table:table-row>
        <table:table-row table:style-name="ro1">
          <table:table-cell table:formula="of:=[.J7]" office:value-type="string" office:string-value="LOD0">
            <text:p>LOD0</text:p>
          </table:table-cell>
          <table:table-cell office:value-type="string">
            <text:p>LOD0</text:p>
          </table:table-cell>
          <table:table-cell table:number-columns-repeated="2"/>
          <table:table-cell table:style-name="ce6" office:value-type="float" office:value="56.3183">
            <text:p>56,32</text:p>
          </table:table-cell>
          <table:table-cell table:formula="of:=2*[.E7]" office:value-type="float" office:value="112.6366">
            <text:p>112,64</text:p>
          </table:table-cell>
          <table:table-cell table:formula="of:=1000/[.F7]" office:value-type="float" office:value="8.87810889178118">
            <text:p>8,88</text:p>
          </table:table-cell>
          <table:table-cell table:style-name="ce13" table:formula="of:=[.G7]-[.G6]" office:value-type="float" office:value="8.45877948337111">
            <text:p>8,46</text:p>
          </table:table-cell>
          <table:table-cell table:style-name="ce15" table:formula="of:=1/[.H$11]*[.H7]" office:value-type="percentage" office:value="0.294318156856208">
            <text:p>29,43%</text:p>
          </table:table-cell>
          <table:table-cell office:value-type="string">
            <text:p>LOD0</text:p>
          </table:table-cell>
          <table:table-cell table:number-columns-repeated="1014"/>
        </table:table-row>
        <table:table-row table:style-name="ro1">
          <table:table-cell table:formula="of:=[.J8]" office:value-type="string" office:string-value="LOD1">
            <text:p>LOD1</text:p>
          </table:table-cell>
          <table:table-cell office:value-type="string">
            <text:p>+LOD1</text:p>
          </table:table-cell>
          <table:table-cell table:number-columns-repeated="2"/>
          <table:table-cell table:style-name="ce6" office:value-type="float" office:value="18.3495">
            <text:p>18,35</text:p>
          </table:table-cell>
          <table:table-cell table:formula="of:=2*[.E8]" office:value-type="float" office:value="36.699">
            <text:p>36,7</text:p>
          </table:table-cell>
          <table:table-cell table:formula="of:=1000/[.F8]" office:value-type="float" office:value="27.2486988746287">
            <text:p>27,25</text:p>
          </table:table-cell>
          <table:table-cell table:style-name="ce13" table:formula="of:=[.G8]-[.G7]" office:value-type="float" office:value="18.3705899828476">
            <text:p>18,37</text:p>
          </table:table-cell>
          <table:table-cell table:style-name="ce15" table:formula="of:=1/[.H$11]*[.H8]" office:value-type="percentage" office:value="0.639193656099191">
            <text:p>63,92%</text:p>
          </table:table-cell>
          <table:table-cell office:value-type="string">
            <text:p>LOD1</text:p>
          </table:table-cell>
          <table:table-cell table:number-columns-repeated="1014"/>
        </table:table-row>
        <table:table-row table:style-name="ro1">
          <table:table-cell table:formula="of:=[.J9]" office:value-type="string" office:string-value="LOD2">
            <text:p>LOD2</text:p>
          </table:table-cell>
          <table:table-cell office:value-type="string">
            <text:p>+LOD2</text:p>
          </table:table-cell>
          <table:table-cell table:number-columns-repeated="2"/>
          <table:table-cell table:style-name="ce6" office:value-type="float" office:value="17.3972">
            <text:p>17,4</text:p>
          </table:table-cell>
          <table:table-cell table:formula="of:=2*[.E9]" office:value-type="float" office:value="34.7944">
            <text:p>34,79</text:p>
          </table:table-cell>
          <table:table-cell table:formula="of:=1000/[.F9]" office:value-type="float" office:value="28.7402570528591">
            <text:p>28,74</text:p>
          </table:table-cell>
          <table:table-cell table:style-name="ce13" table:formula="of:=[.G9]-[.G8]" office:value-type="float" office:value="1.49155817823034">
            <text:p>1,49</text:p>
          </table:table-cell>
          <table:table-cell table:style-name="ce15" table:formula="of:=1/[.H$11]*[.H9]" office:value-type="percentage" office:value="0.0518978718766178">
            <text:p>5,19%</text:p>
          </table:table-cell>
          <table:table-cell office:value-type="string">
            <text:p>LOD2</text:p>
          </table:table-cell>
          <table:table-cell table:number-columns-repeated="1014"/>
        </table:table-row>
        <table:table-row table:style-name="ro2">
          <table:table-cell table:style-name="Default" table:number-columns-repeated="8"/>
          <table:table-cell table:style-name="Default" table:formula="of:=SUM([.I6:.I9])" office:value-type="percentage" office:value="1">
            <text:p>100,00%</text:p>
          </table:table-cell>
          <table:table-cell table:style-name="Default" table:number-columns-repeated="1015"/>
        </table:table-row>
        <table:table-row table:style-name="ro1">
          <table:table-cell table:number-columns-repeated="7"/>
          <table:table-cell table:style-name="ce14" table:formula="of:=SUM([.H6:.H10])" office:value-type="float" office:value="28.7402570528591">
            <text:p>28,740257053</text:p>
          </table:table-cell>
          <table:table-cell table:number-columns-repeated="2"/>
          <table:table-cell>
            <draw:frame table:end-cell-address="List2.R25" table:end-x="0.122cm" table:end-y="0.307cm" draw:z-index="0" draw:style-name="gr1" svg:width="11.13cm" svg:height="6.89cm" svg:x="0.899cm" svg:y="0.331cm">
              <draw:object draw:notify-on-update-of-ranges="List2.A6:List2.A9 List2.I6:List2.I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3" table:style-name="ta1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závislost LOD na počtu vykreslených fragmentů…</text:p>
          </table:table-cell>
          <table:table-cell table:number-columns-repeated="5"/>
          <table:table-cell office:value-type="string">
            <text:p>MS1</text:p>
          </table:table-cell>
          <table:table-cell table:number-columns-repeated="1017"/>
        </table:table-row>
        <table:table-row table:style-name="ro1">
          <table:table-cell office:value-type="string">
            <text:p>1 strom</text:p>
          </table:table-cell>
          <table:table-cell table:number-columns-repeated="1023"/>
        </table:table-row>
        <table:table-row table:style-name="ro1">
          <table:table-cell office:value-type="string">
            <text:p>LOD1</text:p>
          </table:table-cell>
          <table:table-cell table:number-columns-repeated="8"/>
          <table:table-cell>
            <draw:frame table:end-cell-address="List3.R21" table:end-x="0.835cm" table:end-y="0.137cm" draw:z-index="0" draw:style-name="gr1" svg:width="13.538cm" svg:height="8.806cm" svg:x="0.905cm" svg:y="0.22cm">
              <draw:object draw:notify-on-update-of-ranges="List3.C5:List3.C9 List3.E4:List3.E4 List3.E5:List3.E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vzdálenost…</text:p>
          </table:table-cell>
          <table:table-cell/>
          <table:table-cell office:value-type="string">
            <text:p>fragmentů</text:p>
          </table:table-cell>
          <table:table-cell office:value-type="string">
            <text:p>fps ok</text:p>
          </table:table-cell>
          <table:table-cell office:value-type="string">
            <text:p>rt</text:p>
          </table:table-cell>
          <table:table-cell office:value-type="string">
            <text:p>cas na fragment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6734">
            <text:p>6734</text:p>
          </table:table-cell>
          <table:table-cell office:value-type="float" office:value="1693.29">
            <text:p>1693,29</text:p>
          </table:table-cell>
          <table:table-cell table:style-name="ce13" table:formula="of:=1000/[.D5]" office:value-type="float" office:value="0.590566294019335">
            <text:p>0,59</text:p>
          </table:table-cell>
          <table:table-cell table:style-name="ce17" table:formula="of:=[.E5]/[.C5]" office:value-type="float" office:value="0.0000876991823610536">
            <text:p>0,0000876992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10537">
            <text:p>10537</text:p>
          </table:table-cell>
          <table:table-cell office:value-type="float" office:value="1538.84">
            <text:p>1538,84</text:p>
          </table:table-cell>
          <table:table-cell table:style-name="ce13" table:formula="of:=1000/[.D6]" office:value-type="float" office:value="0.649840139325726">
            <text:p>0,65</text:p>
          </table:table-cell>
          <table:table-cell table:style-name="ce17" table:formula="of:=[.E6]/[.C6]" office:value-type="float" office:value="0.0000616722159367681">
            <text:p>0,0000616722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18886">
            <text:p>18886</text:p>
          </table:table-cell>
          <table:table-cell office:value-type="float" office:value="1263.75">
            <text:p>1263,75</text:p>
          </table:table-cell>
          <table:table-cell table:style-name="ce13" table:formula="of:=1000/[.D7]" office:value-type="float" office:value="0.791295746785361">
            <text:p>0,79</text:p>
          </table:table-cell>
          <table:table-cell table:style-name="ce17" table:formula="of:=[.E7]/[.C7]" office:value-type="float" office:value="0.0000418985357823446">
            <text:p>0,0000418985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43139">
            <text:p>43139</text:p>
          </table:table-cell>
          <table:table-cell office:value-type="float" office:value="928.043">
            <text:p>928,04</text:p>
          </table:table-cell>
          <table:table-cell table:style-name="ce13" table:formula="of:=1000/[.D8]" office:value-type="float" office:value="1.07753627795264">
            <text:p>1,08</text:p>
          </table:table-cell>
          <table:table-cell table:style-name="ce17" table:formula="of:=[.E8]/[.C8]" office:value-type="float" office:value="0.000024978239596482">
            <text:p>0,0000249782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180614">
            <text:p>180614</text:p>
          </table:table-cell>
          <table:table-cell office:value-type="float" office:value="389.136">
            <text:p>389,14</text:p>
          </table:table-cell>
          <table:table-cell table:style-name="ce13" table:formula="of:=1000/[.D9]" office:value-type="float" office:value="2.56979564984992">
            <text:p>2,57</text:p>
          </table:table-cell>
          <table:table-cell table:style-name="ce17" table:formula="of:=[.E9]/[.C9]" office:value-type="float" office:value="0.0000142281088390154">
            <text:p>0,0000142281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16"/>
          <table:table-cell table:style-name="ce17"/>
          <table:table-cell table:number-columns-repeated="1018"/>
        </table:table-row>
        <table:table-row table:style-name="ro1">
          <table:table-cell office:value-type="string">
            <text:p>LOD0</text:p>
          </table:table-cell>
          <table:table-cell table:number-columns-repeated="3"/>
          <table:table-cell table:style-name="ce16"/>
          <table:table-cell table:style-name="ce17"/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4226">
            <text:p>4226</text:p>
          </table:table-cell>
          <table:table-cell office:value-type="float" office:value="1391.3">
            <text:p>1391,3</text:p>
          </table:table-cell>
          <table:table-cell table:style-name="ce16" table:formula="of:=1000/[.D13]" office:value-type="float" office:value="0.718752246100769">
            <text:p>0,71875</text:p>
          </table:table-cell>
          <table:table-cell table:style-name="ce17" table:formula="of:=[.E13]/[.C13]" office:value-type="float" office:value="0.000170078619522189">
            <text:p>0,0001700786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7662">
            <text:p>7662</text:p>
          </table:table-cell>
          <table:table-cell office:value-type="float" office:value="1268.64">
            <text:p>1268,64</text:p>
          </table:table-cell>
          <table:table-cell table:style-name="ce16" table:formula="of:=1000/[.D14]" office:value-type="float" office:value="0.788245680413671">
            <text:p>0,78825</text:p>
          </table:table-cell>
          <table:table-cell table:style-name="ce17" table:formula="of:=[.E14]/[.C14]" office:value-type="float" office:value="0.00010287727491695">
            <text:p>0,0001028773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15379">
            <text:p>15379</text:p>
          </table:table-cell>
          <table:table-cell office:value-type="float" office:value="1183.22">
            <text:p>1183,22</text:p>
          </table:table-cell>
          <table:table-cell table:style-name="ce16" table:formula="of:=1000/[.D15]" office:value-type="float" office:value="0.84515136660976">
            <text:p>0,84515</text:p>
          </table:table-cell>
          <table:table-cell table:style-name="ce17" table:formula="of:=[.E15]/[.C15]" office:value-type="float" office:value="0.0000549548973671734">
            <text:p>0,0000549549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39297">
            <text:p>39297</text:p>
          </table:table-cell>
          <table:table-cell office:value-type="float" office:value="1018.221">
            <text:p>1018,22</text:p>
          </table:table-cell>
          <table:table-cell table:style-name="ce16" table:formula="of:=1000/[.D16]" office:value-type="float" office:value="0.982105063635498">
            <text:p>0,98211</text:p>
          </table:table-cell>
          <table:table-cell table:style-name="ce17" table:formula="of:=[.E16]/[.C16]" office:value-type="float" office:value="0.0000249918585040969">
            <text:p>0,0000249919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185531">
            <text:p>185531</text:p>
          </table:table-cell>
          <table:table-cell office:value-type="float" office:value="665.138">
            <text:p>665,14</text:p>
          </table:table-cell>
          <table:table-cell table:style-name="ce16" table:formula="of:=1000/[.D17]" office:value-type="float" office:value="1.50344740489943">
            <text:p>1,50345</text:p>
          </table:table-cell>
          <table:table-cell table:style-name="ce17" table:formula="of:=[.E17]/[.C17]" office:value-type="float" office:value="0.00000810348354129194">
            <text:p>0,000008103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rags</text:p>
          </table:table-cell>
          <table:table-cell office:value-type="string">
            <text:p>LOD0</text:p>
          </table:table-cell>
          <table:table-cell office:value-type="string">
            <text:p>LOD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formula="of:=[.B21]*[.F13]" office:value-type="float" office:value="0.850393097610943">
            <text:p>0,85</text:p>
          </table:table-cell>
          <table:table-cell table:formula="of:=[.B21]*[.F5]" office:value-type="float" office:value="0.438495911805268">
            <text:p>0,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formula="of:=[.B22]*[.F14]" office:value-type="float" office:value="1.0287727491695">
            <text:p>1,03</text:p>
          </table:table-cell>
          <table:table-cell table:formula="of:=[.B22]*[.F6]" office:value-type="float" office:value="0.616722159367681">
            <text:p>0,62</text:p>
          </table:table-cell>
          <table:table-cell table:number-columns-repeated="5"/>
          <table:table-cell>
            <draw:frame table:end-cell-address="List3.R40" table:end-x="0.378cm" table:end-y="0.307cm" draw:z-index="1" draw:style-name="gr1" svg:width="13.538cm" svg:height="8.806cm" svg:x="0.448cm" svg:y="0.39cm">
              <draw:object draw:notify-on-update-of-ranges="List3.C13:List3.C17 List3.E13:List3.E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/>
          <table:table-cell office:value-type="float" office:value="20000">
            <text:p>20000</text:p>
          </table:table-cell>
          <table:table-cell table:formula="of:=[.B23]*[.F15]" office:value-type="float" office:value="1.09909794734347">
            <text:p>1,1</text:p>
          </table:table-cell>
          <table:table-cell table:formula="of:=[.B23]*[.F7]" office:value-type="float" office:value="0.837970715646893">
            <text:p>0,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000">
            <text:p>40000</text:p>
          </table:table-cell>
          <table:table-cell table:formula="of:=[.B24]*[.F16]" office:value-type="float" office:value="0.999674340163878">
            <text:p>1</text:p>
          </table:table-cell>
          <table:table-cell table:formula="of:=[.B24]*[.F8]" office:value-type="float" office:value="0.99912958385928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2500">
            <text:p>182500</text:p>
          </table:table-cell>
          <table:table-cell table:formula="of:=[.B25]*[.F17]" office:value-type="float" office:value="1.47888574628578">
            <text:p>1,48</text:p>
          </table:table-cell>
          <table:table-cell table:formula="of:=[.B25]*[.F9]" office:value-type="float" office:value="2.59662986312031">
            <text:p>2,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List3.I44" table:end-x="0.268cm" table:end-y="0.248cm" draw:z-index="2" draw:style-name="gr1" svg:width="15.131cm" svg:height="8.148cm" svg:x="1.311cm" svg:y="0.001cm">
              <draw:object draw:notify-on-update-of-ranges="List3.B21:List3.B25 List3.C20:List3.C20 List3.C21:List3.C25 List3.D20:List3.D20 List3.D21:List3.D2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9" table:style-name="ta9" table:print="false">
        <office:forms form:automatic-focus="false" form:apply-design-mode="false"/>
        <table:table-column table:style-name="co21" table:number-columns-repeated="8" table:default-cell-style-name="Default"/>
        <table:table-row table:style-name="ro2">
          <table:table-cell office:value-type="string">
            <text:p>LOD1 vs LOD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fps</text:p>
          </table:table-cell>
          <table:table-cell table:number-columns-repeated="3"/>
          <table:table-cell office:value-type="string">
            <text:p>rt</text:p>
          </table:table-cell>
          <table:table-cell table:number-columns-repeated="2"/>
        </table:table-row>
        <table:table-row table:style-name="ro2">
          <table:table-cell office:value-type="string">
            <text:p>MS 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LOD0</text:p>
          </table:table-cell>
          <table:table-cell office:value-type="string">
            <text:p>LOD1</text:p>
          </table:table-cell>
          <table:table-cell table:number-columns-repeated="3"/>
          <table:table-cell office:value-type="string">
            <text:p>LOD0</text:p>
          </table:table-cell>
          <table:table-cell office:value-type="string">
            <text:p>LOD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'LOD0 only'.D6]" office:value-type="float" office:value="335.066">
            <text:p>335,07</text:p>
          </table:table-cell>
          <table:table-cell table:formula="of:=['LOD1 only'.D6]" office:value-type="float" office:value="269.64">
            <text:p>269,64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1000/[.B5]" office:value-type="float" office:value="2.98448663845332">
            <text:p>2,98</text:p>
          </table:table-cell>
          <table:table-cell table:formula="of:=1000/[.C5]" office:value-type="float" office:value="3.70864856846165">
            <text:p>3,7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'LOD0 only'.D7]" office:value-type="float" office:value="135.7">
            <text:p>135,7</text:p>
          </table:table-cell>
          <table:table-cell table:formula="of:=['LOD1 only'.D7]" office:value-type="float" office:value="111.6512">
            <text:p>111,65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1000/[.B6]" office:value-type="float" office:value="7.36919675755343">
            <text:p>7,37</text:p>
          </table:table-cell>
          <table:table-cell table:formula="of:=1000/[.C6]" office:value-type="float" office:value="8.95646441775816">
            <text:p>8,9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'LOD0 only'.D8]" office:value-type="float" office:value="72.9132">
            <text:p>72,91</text:p>
          </table:table-cell>
          <table:table-cell table:formula="of:=['LOD1 only'.D8]" office:value-type="float" office:value="59.2168">
            <text:p>59,22</text:p>
          </table:table-cell>
          <table:table-cell table:number-columns-repeated="2"/>
          <table:table-cell office:value-type="float" office:value="50">
            <text:p>50</text:p>
          </table:table-cell>
          <table:table-cell table:formula="of:=1000/[.B7]" office:value-type="float" office:value="13.7149377616124">
            <text:p>13,71</text:p>
          </table:table-cell>
          <table:table-cell table:formula="of:=1000/[.C7]" office:value-type="float" office:value="16.8870996068683">
            <text:p>16,8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MS 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LOD0</text:p>
          </table:table-cell>
          <table:table-cell office:value-type="string">
            <text:p>LOD1</text:p>
          </table:table-cell>
          <table:table-cell table:number-columns-repeated="3"/>
          <table:table-cell office:value-type="string">
            <text:p>LOD0</text:p>
          </table:table-cell>
          <table:table-cell office:value-type="string">
            <text:p>LOD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'LOD0 only'.D17]" office:value-type="float" office:value="269.174">
            <text:p>269,17</text:p>
          </table:table-cell>
          <table:table-cell table:formula="of:=['LOD1 only'.D17]" office:value-type="float" office:value="234.746">
            <text:p>234,75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1000/[.B11]" office:value-type="float" office:value="3.71506906313388">
            <text:p>3,72</text:p>
          </table:table-cell>
          <table:table-cell table:formula="of:=1000/[.C11]" office:value-type="float" office:value="4.25992349177409">
            <text:p>4,2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'LOD0 only'.D18]" office:value-type="float" office:value="120.206">
            <text:p>120,21</text:p>
          </table:table-cell>
          <table:table-cell table:formula="of:=['LOD1 only'.D18]" office:value-type="float" office:value="105.5196">
            <text:p>105,52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1000/[.B12]" office:value-type="float" office:value="8.31905229356272">
            <text:p>8,32</text:p>
          </table:table-cell>
          <table:table-cell table:formula="of:=1000/[.C12]" office:value-type="float" office:value="9.47691234614233">
            <text:p>9,4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'LOD0 only'.D19]" office:value-type="float" office:value="62.7414">
            <text:p>62,74</text:p>
          </table:table-cell>
          <table:table-cell table:formula="of:=['LOD1 only'.D19]" office:value-type="float" office:value="60.6166">
            <text:p>60,62</text:p>
          </table:table-cell>
          <table:table-cell table:number-columns-repeated="2"/>
          <table:table-cell office:value-type="float" office:value="50">
            <text:p>50</text:p>
          </table:table-cell>
          <table:table-cell table:formula="of:=1000/[.B13]" office:value-type="float" office:value="15.9384393717705">
            <text:p>15,94</text:p>
          </table:table-cell>
          <table:table-cell table:formula="of:=1000/[.C13]" office:value-type="float" office:value="16.4971311488932">
            <text:p>16,5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MS 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LOD0</text:p>
          </table:table-cell>
          <table:table-cell office:value-type="string">
            <text:p>LOD1</text:p>
          </table:table-cell>
          <table:table-cell table:number-columns-repeated="3"/>
          <table:table-cell office:value-type="string">
            <text:p>LOD0</text:p>
          </table:table-cell>
          <table:table-cell office:value-type="string">
            <text:p>LOD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'LOD0 only'.D9]" office:value-type="float" office:value="49.3828">
            <text:p>49,38</text:p>
          </table:table-cell>
          <table:table-cell table:formula="of:=['LOD1 only'.D9]" office:value-type="float" office:value="152.966">
            <text:p>152,97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1000/[.B18]" office:value-type="float" office:value="20.2499655750585">
            <text:p>20,25</text:p>
          </table:table-cell>
          <table:table-cell table:formula="of:=1000/[.C18]" office:value-type="float" office:value="6.53740046807787">
            <text:p>6,54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'LOD0 only'.D10]" office:value-type="float" office:value="20.7668">
            <text:p>20,77</text:p>
          </table:table-cell>
          <table:table-cell table:formula="of:=['LOD1 only'.D10]" office:value-type="float" office:value="64.1301">
            <text:p>64,13</text:p>
          </table:table-cell>
          <table:table-cell table:number-columns-repeated="2"/>
          <table:table-cell office:value-type="float" office:value="250">
            <text:p>250</text:p>
          </table:table-cell>
          <table:table-cell table:formula="of:=1000/[.B19]" office:value-type="float" office:value="48.1537839243408">
            <text:p>48,15</text:p>
          </table:table-cell>
          <table:table-cell table:formula="of:=1000/[.C19]" office:value-type="float" office:value="15.593301741304">
            <text:p>15,59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formula="of:=['LOD0 only'.D11]" office:value-type="float" office:value="10.5558">
            <text:p>10,56</text:p>
          </table:table-cell>
          <table:table-cell table:formula="of:=['LOD1 only'.D11]" office:value-type="float" office:value="32.9384">
            <text:p>32,94</text:p>
          </table:table-cell>
          <table:table-cell table:number-columns-repeated="2"/>
          <table:table-cell office:value-type="float" office:value="500">
            <text:p>500</text:p>
          </table:table-cell>
          <table:table-cell table:formula="of:=1000/[.B20]" office:value-type="float" office:value="94.7346482502511">
            <text:p>94,73</text:p>
          </table:table-cell>
          <table:table-cell table:formula="of:=1000/[.C20]" office:value-type="float" office:value="30.35970174629">
            <text:p>30,36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formula="of:=['LOD0 only'.D12]" office:value-type="float" office:value="5.2922">
            <text:p>5,29</text:p>
          </table:table-cell>
          <table:table-cell table:formula="of:=['LOD1 only'.D12]" office:value-type="float" office:value="17.4933">
            <text:p>17,49</text:p>
          </table:table-cell>
          <table:table-cell table:number-columns-repeated="2"/>
          <table:table-cell office:value-type="float" office:value="1000">
            <text:p>1000</text:p>
          </table:table-cell>
          <table:table-cell table:formula="of:=1000/[.B21]" office:value-type="float" office:value="188.957333434111">
            <text:p>188,96</text:p>
          </table:table-cell>
          <table:table-cell table:formula="of:=1000/[.C21]" office:value-type="float" office:value="57.1647430730623">
            <text:p>57,1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MS 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LOD0</text:p>
          </table:table-cell>
          <table:table-cell office:value-type="string">
            <text:p>LOD1</text:p>
          </table:table-cell>
          <table:table-cell table:number-columns-repeated="3"/>
          <table:table-cell office:value-type="string">
            <text:p>LOD0</text:p>
          </table:table-cell>
          <table:table-cell office:value-type="string">
            <text:p>LOD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'LOD0 only'.D20]" office:value-type="float" office:value="51.7172">
            <text:p>51,72</text:p>
          </table:table-cell>
          <table:table-cell table:formula="of:=['LOD1 only'.D20]" office:value-type="float" office:value="165.5422">
            <text:p>165,54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1000/[.B26]" office:value-type="float" office:value="19.335926925665">
            <text:p>19,34</text:p>
          </table:table-cell>
          <table:table-cell table:formula="of:=1000/[.C26]" office:value-type="float" office:value="6.04075577103603">
            <text:p>6,04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'LOD0 only'.D21]" office:value-type="float" office:value="21.0518">
            <text:p>21,05</text:p>
          </table:table-cell>
          <table:table-cell table:formula="of:=['LOD1 only'.D21]" office:value-type="float" office:value="69.6582">
            <text:p>69,66</text:p>
          </table:table-cell>
          <table:table-cell table:number-columns-repeated="2"/>
          <table:table-cell office:value-type="float" office:value="250">
            <text:p>250</text:p>
          </table:table-cell>
          <table:table-cell table:formula="of:=1000/[.B27]" office:value-type="float" office:value="47.5018763241148">
            <text:p>47,5</text:p>
          </table:table-cell>
          <table:table-cell table:formula="of:=1000/[.C27]" office:value-type="float" office:value="14.3558116632356">
            <text:p>14,36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formula="of:=['LOD0 only'.D22]" office:value-type="float" office:value="10.6156">
            <text:p>10,62</text:p>
          </table:table-cell>
          <table:table-cell table:formula="of:=['LOD1 only'.D22]" office:value-type="float" office:value="34.9914">
            <text:p>34,99</text:p>
          </table:table-cell>
          <table:table-cell table:number-columns-repeated="2"/>
          <table:table-cell office:value-type="float" office:value="500">
            <text:p>500</text:p>
          </table:table-cell>
          <table:table-cell table:formula="of:=1000/[.B28]" office:value-type="float" office:value="94.2009872263461">
            <text:p>94,2</text:p>
          </table:table-cell>
          <table:table-cell table:formula="of:=1000/[.C28]" office:value-type="float" office:value="28.5784507050304">
            <text:p>28,58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formula="of:=['LOD0 only'.D23]" office:value-type="float" office:value="5.31068">
            <text:p>5,31</text:p>
          </table:table-cell>
          <table:table-cell table:formula="of:=['LOD1 only'.D23]" office:value-type="float" office:value="17.89822">
            <text:p>17,9</text:p>
          </table:table-cell>
          <table:table-cell table:number-columns-repeated="2"/>
          <table:table-cell office:value-type="float" office:value="1000">
            <text:p>1000</text:p>
          </table:table-cell>
          <table:table-cell table:formula="of:=1000/[.B29]" office:value-type="float" office:value="188.299803415005">
            <text:p>188,3</text:p>
          </table:table-cell>
          <table:table-cell table:formula="of:=1000/[.C29]" office:value-type="float" office:value="55.8714777223657">
            <text:p>55,87</text:p>
          </table:table-cell>
        </table:table-row>
      </table:table>
      <table:database-ranges>
        <table:database-range table:target-range-address="List2.B7:List2.J9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5000" number:language="cs" number:country="CZ">
      <number:number number:min-integer-digits="1"/>
    </number:number-style>
    <number:number-style style:name="N5107P0" style:volatile="true" number:language="cs" number:country="CZ">
      <number:number number:decimal-places="0" number:min-integer-digits="1" number:grouping="true"/>
      <number:text> Kč</number:text>
    </number:number-style>
    <number:number-style style:name="N5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5107P0"/>
    </number:number-style>
    <number:number-style style:name="N5108P0" style:volatile="true" number:language="cs" number:country="CZ">
      <number:number number:decimal-places="0" number:min-integer-digits="1" number:grouping="true"/>
      <number:text> Kč</number:text>
    </number:number-style>
    <number:number-style style:name="N5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5108P0"/>
    </number:number-style>
    <number:number-style style:name="N5110P0" style:volatile="true" number:language="cs" number:country="CZ">
      <number:number number:decimal-places="2" number:min-integer-digits="1" number:grouping="true"/>
      <number:text> Kč</number:text>
    </number:number-style>
    <number:number-style style:name="N5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5110P0"/>
    </number:number-style>
    <number:number-style style:name="N5111P0" style:volatile="true" number:language="cs" number:country="CZ">
      <number:number number:decimal-places="2" number:min-integer-digits="1" number:grouping="true"/>
      <number:text> Kč</number:text>
    </number:number-style>
    <number:number-style style:name="N5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5111P0"/>
    </number:number-style>
    <number:date-style style:name="N5112" number:language="cs" number:country="CZ">
      <number:day/>
      <number:text>.</number:text>
      <number:month number:textual="true"/>
      <number:text>.</number:text>
      <number:year/>
    </number:date-style>
    <number:date-style style:name="N5113" number:language="cs" number:country="CZ">
      <number:day/>
      <number:text>.</number:text>
      <number:month number:textual="true"/>
    </number:date-style>
    <number:date-style style:name="N5114" number:language="cs" number:country="CZ">
      <number:month number:textual="true"/>
      <number:text>.</number:text>
      <number:year/>
    </number:date-style>
    <number:time-style style:name="N5115" number:language="cs" number:country="CZ">
      <number:hours/>
      <number:text>:</number:text>
      <number:minutes number:style="long"/>
      <number:text> </number:text>
      <number:am-pm/>
    </number:time-style>
    <number:time-style style:name="N5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7" number:language="cs" number:country="CZ">
      <number:hours/>
      <number:text>:</number:text>
      <number:minutes number:style="long"/>
    </number:time-style>
    <number:time-style style:name="N5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5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1P0" style:volatile="true" number:language="cs" number:country="CZ">
      <number:number number:decimal-places="0" number:min-integer-digits="1" number:grouping="true"/>
      <number:text>     </number:text>
    </number:number-style>
    <number:number-style style:name="N5121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5121P0"/>
    </number:number-style>
    <number:number-style style:name="N5122P0" style:volatile="true" number:language="cs" number:country="CZ">
      <number:number number:decimal-places="0" number:min-integer-digits="1" number:grouping="true"/>
      <number:text>     </number:text>
    </number:number-style>
    <number:number-style style:name="N5122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22P0"/>
    </number:number-style>
    <number:number-style style:name="N5124P0" style:volatile="true" number:language="cs" number:country="CZ">
      <number:number number:decimal-places="2" number:min-integer-digits="1" number:grouping="true"/>
      <number:text>     </number:text>
    </number:number-style>
    <number:number-style style:name="N5124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5124P0"/>
    </number:number-style>
    <number:number-style style:name="N5125P0" style:volatile="true" number:language="cs" number:country="CZ">
      <number:number number:decimal-places="2" number:min-integer-digits="1" number:grouping="true"/>
      <number:text>     </number:text>
    </number:number-style>
    <number:number-style style:name="N5125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25P0"/>
    </number:number-style>
    <number:number-style style:name="N5129P0" style:volatile="true" number:language="cs" number:country="CZ">
      <number:text> </number:text>
      <number:number number:decimal-places="0" number:min-integer-digits="1" number:grouping="true"/>
      <number:text>      </number:text>
    </number:number-style>
    <number:number-style style:name="N5129P1" style:volatile="true" number:language="cs" number:country="CZ">
      <number:text>-</number:text>
      <number:number number:decimal-places="0" number:min-integer-digits="1" number:grouping="true"/>
      <number:text>      </number:text>
    </number:number-style>
    <number:number-style style:name="N5129P2" style:volatile="true" number:language="cs" number:country="CZ">
      <number:text> -      </number:text>
    </number:number-style>
    <number:text-style style:name="N5129" number:language="cs" number:country="CZ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cs" number:country="CZ">
      <number:text> </number:text>
      <number:number number:decimal-places="0" number:min-integer-digits="1" number:grouping="true"/>
      <number:text> Kč </number:text>
    </number:number-style>
    <number:number-style style:name="N5133P1" style:volatile="true" number:language="cs" number:country="CZ">
      <number:text>-</number:text>
      <number:number number:decimal-places="0" number:min-integer-digits="1" number:grouping="true"/>
      <number:text> Kč </number:text>
    </number:number-style>
    <number:number-style style:name="N5133P2" style:volatile="true" number:language="cs" number:country="CZ">
      <number:text> - Kč </number:text>
    </number:number-style>
    <number:text-style style:name="N5133" number:language="cs" number:country="CZ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cs" number:country="CZ">
      <number:text> </number:text>
      <number:number number:decimal-places="2" number:min-integer-digits="1" number:grouping="true"/>
      <number:text>      </number:text>
    </number:number-style>
    <number:number-style style:name="N5137P1" style:volatile="true" number:language="cs" number:country="CZ">
      <number:text>-</number:text>
      <number:number number:decimal-places="2" number:min-integer-digits="1" number:grouping="true"/>
      <number:text>      </number:text>
    </number:number-style>
    <number:number-style style:name="N5137P2" style:volatile="true" number:language="cs" number:country="CZ">
      <number:text> -</number:text>
      <number:number number:decimal-places="0" number:min-integer-digits="0"/>
      <number:text>      </number:text>
    </number:number-style>
    <number:text-style style:name="N5137" number:language="cs" number:country="CZ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cs" number:country="CZ">
      <number:text> </number:text>
      <number:number number:decimal-places="2" number:min-integer-digits="1" number:grouping="true"/>
      <number:text> Kč </number:text>
    </number:number-style>
    <number:number-style style:name="N5141P1" style:volatile="true" number:language="cs" number:country="CZ">
      <number:text>-</number:text>
      <number:number number:decimal-places="2" number:min-integer-digits="1" number:grouping="true"/>
      <number:text> Kč </number:text>
    </number:number-style>
    <number:number-style style:name="N5141P2" style:volatile="true" number:language="cs" number:country="CZ">
      <number:text> -</number:text>
      <number:number number:decimal-places="0" number:min-integer-digits="0"/>
      <number:text> Kč </number:text>
    </number:number-style>
    <number:text-style style:name="N5141" number:language="cs" number:country="CZ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cs" number:country="CZ">
      <number:minutes number:style="long"/>
      <number:text>:</number:text>
      <number:seconds number:style="long"/>
    </number:time-style>
    <number:time-style style:name="N5143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4" number:language="cs" number:country="CZ">
      <number:minutes number:style="long"/>
      <number:text>:</number:text>
      <number:seconds number:style="long" number:decimal-places="1"/>
    </number:time-style>
    <number:number-style style:name="N5145" number:language="cs" number:country="CZ">
      <number:scientific-number number:decimal-places="1" number:min-integer-digits="3" number:min-exponent-digits="1"/>
    </number:number-style>
    <number:number-style style:name="N5146" number:language="cs" number:country="CZ">
      <number:number number:decimal-places="5" number:min-integer-digits="1"/>
    </number:number-style>
    <number:percentage-style style:name="N5147" number:language="cs" number:country="CZ">
      <number:number number:decimal-places="1" number:min-integer-digits="1"/>
      <number:text>%</number:text>
    </number:percentage-style>
    <number:number-style style:name="N5148" number:language="cs" number:country="CZ">
      <number:number number:decimal-places="10" number:min-integer-digits="1"/>
    </number:number-style>
    <number:number-style style:name="N5149" number:language="cs" number:country="CZ">
      <number:number number:decimal-places="9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28.12.2011</text:date>, <text:time>16:33:0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OD2_20_only" style:display-name="PageStyle_LOD2 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D1_20_only" style:display-name="PageStyle_LOD1 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D0_20_only" style:display-name="PageStyle_LOD0 onl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esholds" style:display-name="PageStyle_Treshol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dowMapping" style:display-name="PageStyle_ShadowMapp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form" style:display-name="PageStyle_de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5T19:12:44</meta:creation-date>
    <meta:editing-duration>PT47H06M22S</meta:editing-duration>
    <meta:editing-cycles>12</meta:editing-cycles>
    <dc:date>2011-12-28T16:33:04.82</dc:date>
    <meta:generator>OpenOffice.org/3.2$Win32 OpenOffice.org_project/320m19$Build-9505</meta:generator>
    <meta:document-statistic meta:table-count="9" meta:cell-count="162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2" number:language="cs" number:country="CZ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mbria" style:font-style-name="Běžné" style:font-family-generic="roman"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5" style:family="chart">
      <style:chart-properties chart:auto-position="true" style:rotation-angle="0"/>
      <style:text-properties fo:font-family="Cambria" style:font-style-name="Běžné" style:font-family-generic="roman" fo:font-size="9pt" style:font-size-asian="9pt" style:font-size-complex="9pt"/>
    </style:style>
    <style:style style:name="ch6" style:family="chart" style:data-style-name="N5002">
      <style:chart-properties chart:display-label="true" chart:logarithmic="false" chart:reverse-direction="false" text:line-break="false" chart:link-data-style-to-source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Cambria" style:font-style-name="Běžné" style:font-family-generic="roman" fo:font-size="9pt" style:font-size-asian="9pt" style:font-size-complex="9pt"/>
    </style:style>
    <style:style style:name="ch8" style:family="chart">
      <style:graphic-properties svg:stroke-width="0.05cm" svg:stroke-color="#b3b3b3"/>
    </style:style>
    <style:style style:name="ch9" style:family="chart" style:data-style-name="N5002">
      <style:chart-properties chart:symbol-type="named-symbol" chart:symbol-name="square" chart:symbol-width="0.25cm" chart:symbol-height="0.25cm"/>
      <style:graphic-properties draw:fill-color="#66666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39cm" svg:height="8.807cm" xlink:href=".." chart:class="chart:bar" chart:style-name="ch1">
        <chart:title svg:x="1.107cm" svg:y="0.176cm" chart:style-name="ch2">
          <text:p>Závislost zobrazovacího času na počtu fragmentů pro LOD1</text:p>
        </chart:title>
        <chart:plot-area chart:style-name="ch3" table:cell-range-address="List3.C5:List3.C9 List3.E4:List3.E9" chart:data-source-has-labels="both" svg:x="0.292cm" svg:y="1.171cm" svg:width="13.066cm" svg:height="7.636cm">
          <chart:axis chart:dimension="x" chart:name="primary-x" chart:style-name="ch4">
            <chart:title svg:x="5.986cm" svg:y="8.386cm" chart:style-name="ch5">
              <text:p>počet fragmentů</text:p>
            </chart:title>
            <chart:categories table:cell-range-address="List3.C5:List3.C9"/>
          </chart:axis>
          <chart:axis chart:dimension="y" chart:name="primary-y" chart:style-name="ch6">
            <chart:title svg:x="0.223cm" svg:y="6.106cm" chart:style-name="ch7">
              <text:p>zobrazovací čas (ms)</text:p>
            </chart:title>
            <chart:grid chart:style-name="ch8" chart:class="major"/>
          </chart:axis>
          <chart:series chart:style-name="ch9" chart:values-cell-range-address="List3.E5:List3.E9" chart:label-cell-address="List3.E4:List3.E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3.E4:List3.E4">rt</text:p>
              </table:table-cell>
            </table:table-row>
          </table:table-header-rows>
          <table:table-rows>
            <table:table-row>
              <table:table-cell office:value-type="string">
                <text:p text:id="List3.C5:List3.C9">6734</text:p>
              </table:table-cell>
              <table:table-cell office:value-type="float" office:value="0.590566294019335">
                <text:p text:id="List3.E5:List3.E9">0.590566294019335</text:p>
              </table:table-cell>
            </table:table-row>
            <table:table-row>
              <table:table-cell office:value-type="string">
                <text:p>10537</text:p>
              </table:table-cell>
              <table:table-cell office:value-type="float" office:value="0.649840139325726">
                <text:p>0.649840139325726</text:p>
              </table:table-cell>
            </table:table-row>
            <table:table-row>
              <table:table-cell office:value-type="string">
                <text:p>18886</text:p>
              </table:table-cell>
              <table:table-cell office:value-type="float" office:value="0.791295746785361">
                <text:p>0.791295746785361</text:p>
              </table:table-cell>
            </table:table-row>
            <table:table-row>
              <table:table-cell office:value-type="string">
                <text:p>43139</text:p>
              </table:table-cell>
              <table:table-cell office:value-type="float" office:value="1.07753627795264">
                <text:p>1.07753627795264</text:p>
              </table:table-cell>
            </table:table-row>
            <table:table-row>
              <table:table-cell office:value-type="string">
                <text:p>180614</text:p>
              </table:table-cell>
              <table:table-cell office:value-type="float" office:value="2.56979564984992">
                <text:p>2.569795649849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2" number:language="cs" number:country="CZ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mbria" style:font-style-name="Běžné" style:font-family-generic="roman"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5" style:family="chart">
      <style:chart-properties chart:auto-position="true" style:rotation-angle="0"/>
      <style:text-properties fo:font-family="Cambria" style:font-style-name="Běžné" style:font-family-generic="roman" fo:font-size="9pt" style:font-size-asian="9pt" style:font-size-complex="9pt"/>
    </style:style>
    <style:style style:name="ch6" style:family="chart" style:data-style-name="N5002">
      <style:chart-properties chart:display-label="true" chart:logarithmic="false" chart:maximum="3" chart:reverse-direction="false" text:line-break="false" chart:link-data-style-to-source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Cambria" style:font-style-name="Běžné" style:font-family-generic="roman" fo:font-size="9pt" style:font-size-asian="9pt" style:font-size-complex="9pt"/>
    </style:style>
    <style:style style:name="ch8" style:family="chart">
      <style:graphic-properties svg:stroke-width="0.05cm" svg:stroke-color="#b3b3b3"/>
    </style:style>
    <style:style style:name="ch9" style:family="chart" style:data-style-name="N5002">
      <style:graphic-properties draw:fill-color="#66666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39cm" svg:height="8.807cm" xlink:href=".." chart:class="chart:bar" chart:style-name="ch1">
        <chart:title svg:x="1.107cm" svg:y="0.176cm" chart:style-name="ch2">
          <text:p>Závislost zobrazovacího času na počtu fragmentů pro LOD0</text:p>
        </chart:title>
        <chart:plot-area chart:style-name="ch3" table:cell-range-address="List3.C13:List3.C17 List3.E13:List3.E17" chart:data-source-has-labels="column" svg:x="0.292cm" svg:y="1.171cm" svg:width="13.066cm" svg:height="7.636cm">
          <chart:axis chart:dimension="x" chart:name="primary-x" chart:style-name="ch4">
            <chart:title svg:x="5.986cm" svg:y="8.386cm" chart:style-name="ch5">
              <text:p>počet fragmentů</text:p>
            </chart:title>
            <chart:categories table:cell-range-address="List3.C13:List3.C17"/>
          </chart:axis>
          <chart:axis chart:dimension="y" chart:name="primary-y" chart:style-name="ch6">
            <chart:title svg:x="0.223cm" svg:y="6.106cm" chart:style-name="ch7">
              <text:p>zobrazovací čas (ms)</text:p>
            </chart:title>
            <chart:grid chart:style-name="ch8" chart:class="major"/>
          </chart:axis>
          <chart:series chart:style-name="ch9" chart:values-cell-range-address="List3.E13:List3.E1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E</text:p>
              </table:table-cell>
            </table:table-row>
          </table:table-header-rows>
          <table:table-rows>
            <table:table-row>
              <table:table-cell office:value-type="string">
                <text:p text:id="List3.C13:List3.C17">4226</text:p>
              </table:table-cell>
              <table:table-cell office:value-type="float" office:value="0.718752246100769">
                <text:p text:id="List3.E13:List3.E17">0.718752246100769</text:p>
              </table:table-cell>
            </table:table-row>
            <table:table-row>
              <table:table-cell office:value-type="string">
                <text:p>7662</text:p>
              </table:table-cell>
              <table:table-cell office:value-type="float" office:value="0.788245680413671">
                <text:p>0.788245680413671</text:p>
              </table:table-cell>
            </table:table-row>
            <table:table-row>
              <table:table-cell office:value-type="string">
                <text:p>15379</text:p>
              </table:table-cell>
              <table:table-cell office:value-type="float" office:value="0.84515136660976">
                <text:p>0.84515136660976</text:p>
              </table:table-cell>
            </table:table-row>
            <table:table-row>
              <table:table-cell office:value-type="string">
                <text:p>39297</text:p>
              </table:table-cell>
              <table:table-cell office:value-type="float" office:value="0.982105063635498">
                <text:p>0.982105063635498</text:p>
              </table:table-cell>
            </table:table-row>
            <table:table-row>
              <table:table-cell office:value-type="string">
                <text:p>185531</text:p>
              </table:table-cell>
              <table:table-cell office:value-type="float" office:value="1.50344740489943">
                <text:p>1.503447404899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cs" number:country="CZ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mbria" style:font-style-name="Běžné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ambria" style:font-style-name="Běžné" style:font-family-generic="roman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6" style:family="chart">
      <style:chart-properties chart:auto-position="true" style:rotation-angle="0"/>
      <style:text-properties fo:font-family="Cambria" style:font-style-name="Běžné" style:font-family-generic="roman"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Cambria" style:font-style-name="Běžné" style:font-family-generic="roman" fo:font-size="9pt" style:font-size-asian="9pt" style:font-size-complex="9pt"/>
    </style:style>
    <style:style style:name="ch9" style:family="chart">
      <style:graphic-properties svg:stroke-width="0.05cm" svg:stroke-color="#b3b3b3"/>
    </style:style>
    <style:style style:name="ch10" style:family="chart" style:data-style-name="N5000">
      <style:chart-properties chart:symbol-type="none"/>
      <style:graphic-properties draw:stroke-dash="Fine_20_Dashed" svg:stroke-width="0.08cm" svg:stroke-color="#0099ff" draw:fill-color="#0099ff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8cm" svg:stroke-color="#ff3333" draw:fill-color="#ff3333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32cm" svg:height="8.149cm" xlink:href=".." chart:class="chart:line" chart:style-name="ch1">
        <chart:title svg:x="1.203cm" svg:y="0.162cm" chart:style-name="ch2">
          <text:p>Závislost zobazovacího času na počtu fragmentů pro LOD0 a LOD1 </text:p>
        </chart:title>
        <chart:legend chart:legend-position="end" svg:x="13.492cm" svg:y="3.579cm" chart:style-name="ch3"/>
        <chart:plot-area chart:style-name="ch4" table:cell-range-address="List3.B20:List3.D25" chart:data-source-has-labels="both" svg:x="0.403cm" svg:y="0.881cm" svg:width="12.788cm" svg:height="6.983cm">
          <chart:axis chart:dimension="x" chart:name="primary-x" chart:style-name="ch5">
            <chart:title svg:x="5.958cm" svg:y="7.428cm" chart:style-name="ch6">
              <text:p>počet fragmentů</text:p>
            </chart:title>
            <chart:categories table:cell-range-address="List3.B21:List3.B25"/>
          </chart:axis>
          <chart:axis chart:dimension="y" chart:name="primary-y" chart:style-name="ch7">
            <chart:title svg:x="0.303cm" svg:y="5.489cm" chart:style-name="ch8">
              <text:p>zobrazovací čas (ms)</text:p>
            </chart:title>
            <chart:grid chart:style-name="ch9" chart:class="major"/>
          </chart:axis>
          <chart:series chart:style-name="ch10" chart:values-cell-range-address="List3.C21:List3.C25" chart:label-cell-address="List3.C20:List3.C20" chart:class="chart:line">
            <chart:data-point chart:repeated="5"/>
          </chart:series>
          <chart:series chart:style-name="ch11" chart:values-cell-range-address="List3.D21:List3.D25" chart:label-cell-address="List3.D20:List3.D20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3.C20:List3.C20">LOD0</text:p>
              </table:table-cell>
              <table:table-cell office:value-type="string">
                <text:p text:id="List3.D20:List3.D20">LOD1</text:p>
              </table:table-cell>
            </table:table-row>
          </table:table-header-rows>
          <table:table-rows>
            <table:table-row>
              <table:table-cell office:value-type="string">
                <text:p text:id="List3.B21:List3.B25">5000</text:p>
              </table:table-cell>
              <table:table-cell office:value-type="float" office:value="0.850393097610943">
                <text:p text:id="List3.C21:List3.C25">0.850393097610943</text:p>
              </table:table-cell>
              <table:table-cell office:value-type="float" office:value="0.438495911805268">
                <text:p text:id="List3.D21:List3.D25">0.438495911805268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0287727491695">
                <text:p>1.0287727491695</text:p>
              </table:table-cell>
              <table:table-cell office:value-type="float" office:value="0.616722159367681">
                <text:p>0.616722159367681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1.09909794734347">
                <text:p>1.09909794734347</text:p>
              </table:table-cell>
              <table:table-cell office:value-type="float" office:value="0.837970715646893">
                <text:p>0.837970715646893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99674340163878">
                <text:p>0.999674340163878</text:p>
              </table:table-cell>
              <table:table-cell office:value-type="float" office:value="0.999129583859281">
                <text:p>0.999129583859281</text:p>
              </table:table-cell>
            </table:table-row>
            <table:table-row>
              <table:table-cell office:value-type="string">
                <text:p>182500</text:p>
              </table:table-cell>
              <table:table-cell office:value-type="float" office:value="1.47888574628578">
                <text:p>1.47888574628578</text:p>
              </table:table-cell>
              <table:table-cell office:value-type="float" office:value="2.59662986312031">
                <text:p>2.596629863120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1" number:language="cs" number:country="CZ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mbria" style:font-style-name="Běžné" style:font-family-generic="roman" fo:font-size="13pt" style:font-size-asian="13pt" style:font-size-complex="13pt"/>
    </style:style>
    <style:style style:name="ch3" style:family="chart">
      <style:graphic-properties draw:fill="none" draw:fill-color="#d9d9d9"/>
      <style:text-properties fo:font-family="Cambria" style:font-style-name="Běžné" style:font-family-generic="roman" fo:font-size="8pt" style:font-size-asian="8pt" style:font-size-complex="8pt"/>
    </style:style>
    <style:style style:name="ch4" style:family="chart">
      <style:chart-properties chart:include-hidden-cells="false" chart:spline-order="3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6" style:family="chart" style:data-style-name="N5011">
      <style:chart-properties chart:display-label="true" chart:logarithmic="false" chart:reverse-direction="false" text:line-break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Cambria" style:font-style-name="Běžné" style:font-family-generic="roman" fo:font-size="9pt" style:font-size-asian="9pt" style:font-size-complex="9pt"/>
    </style:style>
    <style:style style:name="ch8" style:family="chart">
      <style:graphic-properties svg:stroke-width="0.05cm" svg:stroke-color="#b3b3b3"/>
    </style:style>
    <style:style style:name="ch9" style:family="chart" style:data-style-name="N5011">
      <style:chart-properties chart:data-label-number="value" chart:data-label-text="false" chart:data-label-symbol="false"/>
      <style:graphic-properties draw:fill-color="#004586"/>
      <style:text-properties fo:font-family="Cambria" style:font-style-name="Běžné" style:font-family-generic="roman" fo:font-size="10pt" style:font-size-asian="6pt" style:font-size-complex="6pt"/>
    </style:style>
    <style:style style:name="ch10" style:family="chart">
      <style:chart-properties chart:solid-type="cuboid"/>
      <style:graphic-properties svg:stroke-width="0.05cm" draw:fill-color="#808080"/>
    </style:style>
    <style:style style:name="ch11" style:family="chart">
      <style:chart-properties chart:solid-type="cuboid"/>
      <style:graphic-properties svg:stroke-width="0.05cm" draw:fill-color="#ffffff"/>
    </style:style>
    <style:style style:name="ch12" style:family="chart">
      <style:chart-properties chart:solid-type="cuboid"/>
      <style:graphic-properties svg:stroke-width="0.05cm" draw:fill-color="#c0c0c0"/>
    </style:style>
    <style:style style:name="ch13" style:family="chart">
      <style:chart-properties chart:solid-type="cuboid"/>
      <style:graphic-properties svg:stroke-width="0.05cm"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31cm" svg:height="6.891cm" xlink:href=".." chart:class="chart:circle" chart:style-name="ch1">
        <chart:title svg:x="2.509cm" svg:y="0.137cm" chart:style-name="ch2">
          <text:p>Podíl na zobrazovacím čase (%)</text:p>
        </chart:title>
        <chart:legend chart:legend-position="end" svg:x="8.928cm" svg:y="4.483cm" chart:style-name="ch3"/>
        <chart:plot-area chart:style-name="ch4" table:cell-range-address="List2.A6:List2.A9 List2.I6:List2.I9" chart:data-source-has-labels="column" svg:x="0.236cm" svg:y="0.912cm" svg:width="9.923cm" svg:height="5.834cm">
          <chart:axis chart:dimension="x" chart:name="primary-x" chart:style-name="ch5">
            <chart:categories table:cell-range-address="List2.A6:List2.A9"/>
          </chart:axis>
          <chart:axis chart:dimension="y" chart:name="primary-y" chart:style-name="ch6">
            <chart:title svg:x="0cm" svg:y="0cm" chart:style-name="ch7">
              <text:p>zobrazovací čas (ms)</text:p>
            </chart:title>
            <chart:grid chart:style-name="ch8" chart:class="major"/>
          </chart:axis>
          <chart:series chart:style-name="ch9" chart:values-cell-range-address="List2.I6:List2.I9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I</text:p>
              </table:table-cell>
            </table:table-row>
          </table:table-header-rows>
          <table:table-rows>
            <table:table-row>
              <table:table-cell office:value-type="string">
                <text:p text:id="List2.A6:List2.A9">bez stromů</text:p>
              </table:table-cell>
              <table:table-cell office:value-type="float" office:value="0.0145903151679834">
                <text:p text:id="List2.I6:List2.I9">0.0145903151679834</text:p>
              </table:table-cell>
            </table:table-row>
            <table:table-row>
              <table:table-cell office:value-type="string">
                <text:p>LOD0</text:p>
              </table:table-cell>
              <table:table-cell office:value-type="float" office:value="0.294318156856208">
                <text:p>0.294318156856208</text:p>
              </table:table-cell>
            </table:table-row>
            <table:table-row>
              <table:table-cell office:value-type="string">
                <text:p>LOD1</text:p>
              </table:table-cell>
              <table:table-cell office:value-type="float" office:value="0.639193656099191">
                <text:p>0.639193656099191</text:p>
              </table:table-cell>
            </table:table-row>
            <table:table-row>
              <table:table-cell office:value-type="string">
                <text:p>LOD2</text:p>
              </table:table-cell>
              <table:table-cell office:value-type="float" office:value="0.0518978718766178">
                <text:p>0.05189787187661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Red_20_Crossed_20_0_20_Degrees" draw:display-name="Red Crossed 0 Degrees" draw:style="double" draw:color="#800000" draw:distance="0.076cm" draw:rotation="90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cs" number:country="CZ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mbria" style:font-style-name="Běžné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ambria" style:font-style-name="Běžné" style:font-family-generic="roman" fo:font-size="10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6" style:family="chart">
      <style:chart-properties chart:auto-position="true" style:rotation-angle="0"/>
      <style:text-properties fo:font-family="Cambria" style:font-style-name="Běžné" style:font-family-generic="roman"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Cambria" style:font-style-name="Běžné" style:font-family-generic="roman" fo:font-size="9pt" style:font-size-asian="9pt" style:font-size-complex="9pt"/>
    </style:style>
    <style:style style:name="ch9" style:family="chart">
      <style:graphic-properties svg:stroke-width="0.05cm" svg:stroke-color="#b3b3b3"/>
    </style:style>
    <style:style style:name="ch10" style:family="chart" style:data-style-name="N5000">
      <style:graphic-properties draw:fill-color="#000000"/>
      <style:text-properties fo:font-size="6pt" style:font-size-asian="6pt" style:font-size-complex="6pt"/>
    </style:style>
    <style:style style:name="ch11" style:family="chart" style:data-style-name="N5000">
      <style:graphic-properties draw:stroke="none" svg:stroke-width="0.03cm" draw:fill-color="#c0c0c0"/>
      <style:text-properties fo:font-size="6pt" style:font-size-asian="6pt" style:font-size-complex="6pt"/>
    </style:style>
    <style:style style:name="ch12" style:family="chart" style:data-style-name="N5000">
      <style:graphic-properties draw:stroke="none" svg:stroke-width="0.03cm" draw:fill-color="#ffffff"/>
      <style:text-properties fo:font-size="6pt" style:font-size-asian="6pt" style:font-size-complex="6pt"/>
    </style:style>
    <style:style style:name="ch13" style:family="chart" style:data-style-name="N5000">
      <style:graphic-properties draw:stroke="none" svg:stroke-width="0.03cm" draw:fill-color="#80808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58cm" svg:height="7.68cm" xlink:href=".." chart:class="chart:bar" chart:style-name="ch1">
        <chart:title svg:x="2.059cm" svg:y="0.153cm" chart:style-name="ch2">
          <text:p>Zobrazovací čas pro různé úrovně animace LOD1</text:p>
        </chart:title>
        <chart:legend chart:legend-position="end" svg:x="10.578cm" svg:y="2.735cm" chart:style-name="ch3"/>
        <chart:plot-area chart:style-name="ch4" table:cell-range-address="deform.Q11:deform.U15" chart:data-source-has-labels="both" svg:x="0.337cm" svg:y="0.863cm" svg:width="9.973cm" svg:height="6.559cm">
          <chart:axis chart:dimension="x" chart:name="primary-x" chart:style-name="ch5">
            <chart:title svg:x="4.683cm" svg:y="6.977cm" chart:style-name="ch6">
              <text:p>počet instancí</text:p>
            </chart:title>
            <chart:categories table:cell-range-address="deform.R11:deform.U11"/>
          </chart:axis>
          <chart:axis chart:dimension="y" chart:name="primary-y" chart:style-name="ch7">
            <chart:title svg:x="0.27cm" svg:y="5.259cm" chart:style-name="ch8">
              <text:p>zobrazovací čas (ms)</text:p>
            </chart:title>
            <chart:grid chart:style-name="ch9" chart:class="major"/>
          </chart:axis>
          <chart:series chart:style-name="ch10" chart:values-cell-range-address="deform.R12:deform.U12" chart:label-cell-address="deform.Q12:deform.Q12" chart:class="chart:bar">
            <chart:data-point chart:repeated="4"/>
          </chart:series>
          <chart:series chart:style-name="ch11" chart:values-cell-range-address="deform.R13:deform.U13" chart:label-cell-address="deform.Q13:deform.Q13" chart:class="chart:bar">
            <chart:data-point chart:repeated="4"/>
          </chart:series>
          <chart:series chart:style-name="ch12" chart:values-cell-range-address="deform.R14:deform.U14" chart:label-cell-address="deform.Q14:deform.Q14" chart:class="chart:bar">
            <chart:data-point chart:repeated="4"/>
          </chart:series>
          <chart:series chart:style-name="ch13" chart:values-cell-range-address="deform.R15:deform.U15" chart:label-cell-address="deform.Q15:deform.Q15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eform.R11:deform.U11">10</text:p>
              </table:table-cell>
              <table:table-cell office:value-type="string">
                <text:p>25</text:p>
              </table:table-cell>
              <table:table-cell office:value-type="string">
                <text:p>50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 text:id="deform.Q12:deform.Q12">bez animace</text:p>
              </table:table-cell>
              <table:table-cell office:value-type="float" office:value="1.54838549844078">
                <text:p text:id="deform.R12:deform.U12">1.54838549844078</text:p>
              </table:table-cell>
              <table:table-cell office:value-type="float" office:value="3.38799295297466">
                <text:p>3.38799295297466</text:p>
              </table:table-cell>
              <table:table-cell office:value-type="float" office:value="6.35460473723074">
                <text:p>6.35460473723074</text:p>
              </table:table-cell>
              <table:table-cell office:value-type="float" office:value="11.3096584483149">
                <text:p>11.3096584483149</text:p>
              </table:table-cell>
            </table:table-row>
            <table:table-row>
              <table:table-cell office:value-type="string">
                <text:p text:id="deform.Q13:deform.Q13">kmen</text:p>
              </table:table-cell>
              <table:table-cell office:value-type="float" office:value="2.6390377012926">
                <text:p text:id="deform.R13:deform.U13">2.6390377012926</text:p>
              </table:table-cell>
              <table:table-cell office:value-type="float" office:value="4.50681881686992">
                <text:p>4.50681881686992</text:p>
              </table:table-cell>
              <table:table-cell office:value-type="float" office:value="8.13656409171535">
                <text:p>8.13656409171535</text:p>
              </table:table-cell>
              <table:table-cell office:value-type="float" office:value="13.9614496452396">
                <text:p>13.9614496452396</text:p>
              </table:table-cell>
            </table:table-row>
            <table:table-row>
              <table:table-cell office:value-type="string">
                <text:p text:id="deform.Q14:deform.Q14">hlavní větve</text:p>
              </table:table-cell>
              <table:table-cell office:value-type="float" office:value="3.84266588788638">
                <text:p text:id="deform.R14:deform.U14">3.84266588788638</text:p>
              </table:table-cell>
              <table:table-cell office:value-type="float" office:value="7.73248090463841">
                <text:p>7.73248090463841</text:p>
              </table:table-cell>
              <table:table-cell office:value-type="float" office:value="14.2209075783217">
                <text:p>14.2209075783217</text:p>
              </table:table-cell>
              <table:table-cell office:value-type="float" office:value="23.5258690456025">
                <text:p>23.5258690456025</text:p>
              </table:table-cell>
            </table:table-row>
            <table:table-row>
              <table:table-cell office:value-type="string">
                <text:p text:id="deform.Q15:deform.Q15">listy</text:p>
              </table:table-cell>
              <table:table-cell office:value-type="float" office:value="4.00416433090414">
                <text:p text:id="deform.R15:deform.U15">4.00416433090414</text:p>
              </table:table-cell>
              <table:table-cell office:value-type="float" office:value="8.45051379123851">
                <text:p>8.45051379123851</text:p>
              </table:table-cell>
              <table:table-cell office:value-type="float" office:value="16.9083432528947">
                <text:p>16.9083432528947</text:p>
              </table:table-cell>
              <table:table-cell office:value-type="float" office:value="30.9298757856188">
                <text:p>30.92987578561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cs" number:country="CZ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mbria" style:font-style-name="Běžné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ambria" style:font-style-name="Běžné" style:font-family-generic="roman" fo:font-size="10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6" style:family="chart">
      <style:chart-properties chart:auto-position="true" style:rotation-angle="0"/>
      <style:text-properties fo:font-family="Cambria" style:font-style-name="Běžné" style:font-family-generic="roman"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Cambria" style:font-style-name="Běžné" style:font-family-generic="roman" fo:font-size="9pt" style:font-size-asian="9pt" style:font-size-complex="9pt"/>
    </style:style>
    <style:style style:name="ch9" style:family="chart">
      <style:graphic-properties svg:stroke-width="0.05cm" svg:stroke-color="#b3b3b3"/>
    </style:style>
    <style:style style:name="ch10" style:family="chart" style:data-style-name="N5000">
      <style:graphic-properties draw:stroke="none" draw:fill-color="#000000"/>
      <style:text-properties fo:font-size="6pt" style:font-size-asian="6pt" style:font-size-complex="6pt"/>
    </style:style>
    <style:style style:name="ch11" style:family="chart" style:data-style-name="N5000">
      <style:graphic-properties draw:stroke="none" svg:stroke-width="0.03cm" draw:fill-color="#c0c0c0"/>
      <style:text-properties fo:font-size="6pt" style:font-size-asian="6pt" style:font-size-complex="6pt"/>
    </style:style>
    <style:style style:name="ch12" style:family="chart" style:data-style-name="N5000">
      <style:graphic-properties draw:stroke="none" svg:stroke-width="0.03cm" draw:fill-color="#ffffff"/>
      <style:text-properties fo:font-size="6pt" style:font-size-asian="6pt" style:font-size-complex="6pt"/>
    </style:style>
    <style:style style:name="ch13" style:family="chart" style:data-style-name="N5000">
      <style:graphic-properties draw:stroke="none" svg:stroke-width="0.03cm" draw:fill-color="#80808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58cm" svg:height="7.68cm" xlink:href=".." chart:class="chart:bar" chart:style-name="ch1">
        <chart:title svg:x="2.059cm" svg:y="0.153cm" chart:style-name="ch2">
          <text:p>Zobrazovací čas pro různé úrovně animace LOD2</text:p>
        </chart:title>
        <chart:legend chart:legend-position="end" svg:x="10.578cm" svg:y="2.735cm" chart:style-name="ch3"/>
        <chart:plot-area chart:style-name="ch4" table:cell-range-address="deform.Q20:deform.U24" chart:data-source-has-labels="both" svg:x="0.337cm" svg:y="0.863cm" svg:width="9.973cm" svg:height="6.559cm">
          <chart:axis chart:dimension="x" chart:name="primary-x" chart:style-name="ch5">
            <chart:title svg:x="4.683cm" svg:y="6.977cm" chart:style-name="ch6">
              <text:p>počet instancí</text:p>
            </chart:title>
            <chart:categories table:cell-range-address="deform.R20:deform.U20"/>
          </chart:axis>
          <chart:axis chart:dimension="y" chart:name="primary-y" chart:style-name="ch7">
            <chart:title svg:x="0.27cm" svg:y="5.259cm" chart:style-name="ch8">
              <text:p>zobrazovací čas (ms)</text:p>
            </chart:title>
            <chart:grid chart:style-name="ch9" chart:class="major"/>
          </chart:axis>
          <chart:series chart:style-name="ch10" chart:values-cell-range-address="deform.R21:deform.U21" chart:label-cell-address="deform.Q21:deform.Q21" chart:class="chart:bar">
            <chart:data-point chart:repeated="4"/>
          </chart:series>
          <chart:series chart:style-name="ch11" chart:values-cell-range-address="deform.R22:deform.U22" chart:label-cell-address="deform.Q22:deform.Q22" chart:class="chart:bar">
            <chart:data-point chart:repeated="4"/>
          </chart:series>
          <chart:series chart:style-name="ch12" chart:values-cell-range-address="deform.R23:deform.U23" chart:label-cell-address="deform.Q23:deform.Q23" chart:class="chart:bar">
            <chart:data-point chart:repeated="4"/>
          </chart:series>
          <chart:series chart:style-name="ch13" chart:values-cell-range-address="deform.R24:deform.U24" chart:label-cell-address="deform.Q24:deform.Q2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eform.R20:deform.U20">10</text:p>
              </table:table-cell>
              <table:table-cell office:value-type="string">
                <text:p>25</text:p>
              </table:table-cell>
              <table:table-cell office:value-type="string">
                <text:p>50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 text:id="deform.Q21:deform.Q21">bez animace</text:p>
              </table:table-cell>
              <table:table-cell office:value-type="float" office:value="0.678528245095259">
                <text:p text:id="deform.R21:deform.U21">0.678528245095259</text:p>
              </table:table-cell>
              <table:table-cell office:value-type="float" office:value="0.997168042758566">
                <text:p>0.997168042758566</text:p>
              </table:table-cell>
              <table:table-cell office:value-type="float" office:value="1.73028940820642">
                <text:p>1.73028940820642</text:p>
              </table:table-cell>
              <table:table-cell office:value-type="float" office:value="2.68375683016113">
                <text:p>2.68375683016113</text:p>
              </table:table-cell>
            </table:table-row>
            <table:table-row>
              <table:table-cell office:value-type="string">
                <text:p text:id="deform.Q22:deform.Q22">kmen</text:p>
              </table:table-cell>
              <table:table-cell office:value-type="float" office:value="1.34868678367873">
                <text:p text:id="deform.R22:deform.U22">1.34868678367873</text:p>
              </table:table-cell>
              <table:table-cell office:value-type="float" office:value="1.74220884205832">
                <text:p>1.74220884205832</text:p>
              </table:table-cell>
              <table:table-cell office:value-type="float" office:value="3.07465256426024">
                <text:p>3.07465256426024</text:p>
              </table:table-cell>
              <table:table-cell office:value-type="float" office:value="4.46855478001305">
                <text:p>4.46855478001305</text:p>
              </table:table-cell>
            </table:table-row>
            <table:table-row>
              <table:table-cell office:value-type="string">
                <text:p text:id="deform.Q23:deform.Q23">hlavní větve</text:p>
              </table:table-cell>
              <table:table-cell office:value-type="float" office:value="1.38862273619778">
                <text:p text:id="deform.R23:deform.U23">1.38862273619778</text:p>
              </table:table-cell>
              <table:table-cell office:value-type="float" office:value="3.05898331630499">
                <text:p>3.05898331630499</text:p>
              </table:table-cell>
              <table:table-cell office:value-type="float" office:value="3.82757538409719">
                <text:p>3.82757538409719</text:p>
              </table:table-cell>
              <table:table-cell office:value-type="float" office:value="4.74856355952324">
                <text:p>4.74856355952324</text:p>
              </table:table-cell>
            </table:table-row>
            <table:table-row>
              <table:table-cell office:value-type="string">
                <text:p text:id="deform.Q24:deform.Q24">listy</text:p>
              </table:table-cell>
              <table:table-cell office:value-type="float" office:value="1.79169727482845">
                <text:p text:id="deform.R24:deform.U24">1.79169727482845</text:p>
              </table:table-cell>
              <table:table-cell office:value-type="float" office:value="3.66152832192157">
                <text:p>3.66152832192157</text:p>
              </table:table-cell>
              <table:table-cell office:value-type="float" office:value="4.13883301464319">
                <text:p>4.13883301464319</text:p>
              </table:table-cell>
              <table:table-cell office:value-type="float" office:value="6.44388855165872">
                <text:p>6.443888551658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cs" number:country="CZ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5000">
      <style:chart-properties chart:display-label="true" chart:logarithmic="false" chart:minimum="1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0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500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500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end" svg:x="6.556cm" svg:y="2.765cm" chart:style-name="ch2"/>
        <chart:plot-area chart:style-name="ch3" table:cell-range-address="ShadowMapping.J6:ShadowMapping.M9" chart:data-source-has-labels="both" svg:x="0.16cm" svg:y="0.14cm" svg:width="6.236cm" svg:height="6.58cm">
          <chart:axis chart:dimension="x" chart:name="primary-x" chart:style-name="ch4">
            <chart:categories table:cell-range-address="ShadowMapping.J7:ShadowMapping.J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adowMapping.K7:ShadowMapping.K9" chart:label-cell-address="ShadowMapping.K6:ShadowMapping.K6" chart:class="chart:line">
            <chart:data-point chart:repeated="3"/>
          </chart:series>
          <chart:series chart:style-name="ch8" chart:values-cell-range-address="ShadowMapping.L7:ShadowMapping.L9" chart:label-cell-address="ShadowMapping.L6:ShadowMapping.L6" chart:class="chart:line">
            <chart:data-point chart:repeated="3"/>
          </chart:series>
          <chart:series chart:style-name="ch9" chart:values-cell-range-address="ShadowMapping.M7:ShadowMapping.M9" chart:label-cell-address="ShadowMapping.M6:ShadowMapping.M6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adowMapping.K6:ShadowMapping.K6">512</text:p>
              </table:table-cell>
              <table:table-cell office:value-type="string">
                <text:p text:id="ShadowMapping.L6:ShadowMapping.L6">1024</text:p>
              </table:table-cell>
              <table:table-cell office:value-type="string">
                <text:p text:id="ShadowMapping.M6:ShadowMapping.M6">2048</text:p>
              </table:table-cell>
            </table:table-row>
          </table:table-header-rows>
          <table:table-rows>
            <table:table-row>
              <table:table-cell office:value-type="string">
                <text:p text:id="ShadowMapping.J7:ShadowMapping.J9">LOD0</text:p>
              </table:table-cell>
              <table:table-cell office:value-type="float" office:value="442.318">
                <text:p text:id="ShadowMapping.K7:ShadowMapping.K9">442.318</text:p>
              </table:table-cell>
              <table:table-cell office:value-type="float" office:value="409.208">
                <text:p text:id="ShadowMapping.L7:ShadowMapping.L9">409.208</text:p>
              </table:table-cell>
              <table:table-cell office:value-type="float" office:value="363.446">
                <text:p text:id="ShadowMapping.M7:ShadowMapping.M9">363.446</text:p>
              </table:table-cell>
            </table:table-row>
            <table:table-row>
              <table:table-cell office:value-type="string">
                <text:p>LOD1, depth change</text:p>
              </table:table-cell>
              <table:table-cell office:value-type="float" office:value="311.578">
                <text:p>311.578</text:p>
              </table:table-cell>
              <table:table-cell office:value-type="float" office:value="324.724">
                <text:p>324.724</text:p>
              </table:table-cell>
              <table:table-cell office:value-type="float" office:value="167.1936">
                <text:p>167.1936</text:p>
              </table:table-cell>
            </table:table-row>
            <table:table-row>
              <table:table-cell office:value-type="string">
                <text:p>LOD1, simple</text:p>
              </table:table-cell>
              <table:table-cell office:value-type="float" office:value="304.95">
                <text:p>304.95</text:p>
              </table:table-cell>
              <table:table-cell office:value-type="float" office:value="331.468">
                <text:p>331.468</text:p>
              </table:table-cell>
              <table:table-cell office:value-type="float" office:value="174.2262">
                <text:p>174.22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